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Brownian_20_Motion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Black Scholes Model Delta Hedge Portfolio/lib">
            <text:p>/Users/fries/Documents/Development/finmath experiments/spreadsheets/Monte Carlo Black Scholes Model Delta Hedge Portfolio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rownian Motion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5" table:default-cell-style-name="ce12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3"/>
          <table:table-cell table:style-name="ce13" table:formula="of:=&quot;Brownian Motion: Illustrates the use of the class &quot;&amp;[.F7]" office:value-type="string" office:string-value="Brownian Motion: Illustrates the use of the class net.finmath.monteCarlo.BrownianMotion">
            <text:p>Brownian Motion: Illustrates the use of the class net.finmath.monteCarlo.BrownianMotion</text:p>
          </table:table-cell>
          <table:table-cell table:style-name="ce13" table:number-columns-repeated="6"/>
          <table:table-cell table:style-name="ce13">
            <draw:frame table:end-cell-address="'Brownian Motion'.N21" table:end-x="0.003cm" table:end-y="0.027cm" draw:z-index="0" draw:name="Chart 1" draw:style-name="gr1" svg:width="15.383cm" svg:height="8.154cm" svg:x="0.002cm" svg:y="0.001cm">
              <draw:object draw:notify-on-update-of-ranges="'Brownian Motion'.I24:'Brownian Motion'.M24 'Brownian Motion'.I25:'Brownian Motion'.M25 'Brownian Motion'.I26:'Brownian Motion'.M26 'Brownian Motion'.I27:'Brownian Motion'.M27 'Brownian Motion'.I28:'Brownian Motion'.M28 'Brownian Motion'.I29:'Brownian Motion'.M29 'Brownian Motion'.I30:'Brownian Motion'.M30 'Brownian Motion'.I31:'Brownian Motion'.M31 'Brownian Motion'.I32:'Brownian Motion'.M32 'Brownian Motion'.I33:'Brownian Motion'.M33 'Brownian Motion'.I34:'Brownian Motion'.M34 'Brownian Motion'.I35:'Brownian Motion'.M35 'Brownian Motion'.I36:'Brownian Motion'.M36 'Brownian Motion'.I37:'Brownian Motion'.M37 'Brownian Motion'.I38:'Brownian Motion'.M38 'Brownian Motion'.I39:'Brownian Motion'.M39 'Brownian Motion'.I40:'Brownian Motion'.M40 'Brownian Motion'.I41:'Brownian Motion'.M41 'Brownian Motion'.I42:'Brownian Motion'.M42 'Brownian Motion'.I43:'Brownian Motion'.M43 'Brownian Motion'.I44:'Brownian Motion'.M44 'Brownian Motion'.I45:'Brownian Motion'.M45 'Brownian Motion'.I46:'Brownian Motion'.M46 'Brownian Motion'.I47:'Brownian Motion'.M47 'Brownian Motion'.I48:'Brownian Motion'.M48 'Brownian Motion'.I49:'Brownian Motion'.M49 'Brownian Motion'.I50:'Brownian Motion'.M50 'Brownian Motion'.I51:'Brownian Motion'.M51 'Brownian Motion'.I52:'Brownian Motion'.M52 'Brownian Motion'.I53:'Brownian Motion'.M53 'Brownian Motion'.I54:'Brownian Motion'.M54 'Brownian Motion'.I55:'Brownian Motion'.M55 'Brownian Motion'.I56:'Brownian Motion'.M56 'Brownian Motion'.I57:'Brownian Motion'.M57 'Brownian Motion'.I58:'Brownian Motion'.M58 'Brownian Motion'.I59:'Brownian Motion'.M59 'Brownian Motion'.I60:'Brownian Motion'.M60 'Brownian Motion'.I61:'Brownian Motion'.M61 'Brownian Motion'.I62:'Brownian Motion'.M62 'Brownian Motion'.I63:'Brownian Motion'.M63 'Brownian Motion'.I64:'Brownian Motion'.M64 'Brownian Motion'.I65:'Brownian Motion'.M65 'Brownian Motion'.I66:'Brownian Motion'.M66 'Brownian Motion'.I67:'Brownian Motion'.M67 'Brownian Motion'.I68:'Brownian Motion'.M68 'Brownian Motion'.I69:'Brownian Motion'.M69 'Brownian Motion'.I70:'Brownian Motion'.M70 'Brownian Motion'.I71:'Brownian Motion'.M71 'Brownian Motion'.I72:'Brownian Motion'.M72 'Brownian Motion'.I73:'Brownian Motion'.M73 'Brownian Motion'.I74:'Brownian Motion'.M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 table:number-columns-repeated="1015"/>
        </table:table-row>
        <table:table-row table:style-name="ro1">
          <table:table-cell table:style-name="ce14"/>
          <table:table-cell table:style-name="ce15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6" office:value-type="string">
            <text:p>Time Discretization</text:p>
          </table:table-cell>
          <table:table-cell table:style-name="ce16"/>
          <table:table-cell/>
          <table:table-cell table:style-name="ce24" office:value-type="string">
            <text:p>Brownian Motion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4"/>
          <table:table-cell table:style-name="ce18" office:value-type="string">
            <text:p>className</text:p>
          </table:table-cell>
          <table:table-cell table:style-name="ce25" office:value-type="string">
            <text:p>net.finmath.monteCarlo.BrownianMotion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Parameters:</text:p>
          </table:table-cell>
          <table:table-cell table:style-name="ce17"/>
          <table:table-cell/>
          <table:table-cell table:style-name="ce17" office:value-type="string">
            <text:p>Parameters:</text:p>
          </table:table-cell>
          <table:table-cell table:style-name="ce17"/>
          <table:table-cell table:number-columns-repeated="1018"/>
        </table:table-row>
        <table:table-row table:style-name="ro3">
          <table:table-cell/>
          <table:table-cell table:style-name="ce18" table:formula="of:=INFO.OBBA.OBBA.OBMAKE(&quot;td.start&quot;;&quot;double&quot;;[.C9])" office:value-type="string" office:string-value="td.start &#10;[9485]">
            <text:p>td.start </text:p>
            <text:p>[9485]</text:p>
          </table:table-cell>
          <table:table-cell office:value-type="float" office:value="0">
            <text:p>0</text:p>
          </table:table-cell>
          <table:table-cell/>
          <table:table-cell table:style-name="ce18" table:formula="of:=[.B14]" office:value-type="string" office:string-value="timeDiscretization &#10;[9486]">
            <text:p>timeDiscretization </text:p>
            <text:p>[9486]</text:p>
          </table:table-cell>
          <table:table-cell table:number-columns-repeated="1019"/>
        </table:table-row>
        <table:table-row table:style-name="ro3">
          <table:table-cell/>
          <table:table-cell table:style-name="ce18" table:formula="of:=INFO.OBBA.OBBA.OBMAKE(&quot;td.num&quot;;&quot;int&quot;;[.C10])" office:value-type="string" office:string-value="td.num &#10;[9284]">
            <text:p>td.num </text:p>
            <text:p>[9284]</text:p>
          </table:table-cell>
          <table:table-cell office:value-type="float" office:value="20">
            <text:p>20</text:p>
          </table:table-cell>
          <table:table-cell/>
          <table:table-cell table:style-name="ce18" table:formula="of:=INFO.OBBA.OBBA.OBMAKE(&quot;numberOfFactors&quot;;&quot;int&quot;;[.F10])" office:value-type="string" office:string-value="numberOfFactors &#10;[9298]">
            <text:p>numberOfFactors </text:p>
            <text:p>[9298]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INFO.OBBA.OBBA.OBMAKE(&quot;td.step&quot;;&quot;double&quot;;[.C11])" office:value-type="string" office:string-value="td.step &#10;[9285]">
            <text:p>td.step </text:p>
            <text:p>[9285]</text:p>
          </table:table-cell>
          <table:table-cell office:value-type="float" office:value="0.5">
            <text:p>0,5</text:p>
          </table:table-cell>
          <table:table-cell/>
          <table:table-cell table:style-name="ce18" table:formula="of:=INFO.OBBA.OBBA.OBMAKE(&quot;numberOfPaths&quot;;&quot;int&quot;;[.F11])" office:value-type="string" office:string-value="numberOfPaths &#10;[9299]">
            <text:p>numberOfPaths </text:p>
            <text:p>[9299]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8" table:formula="of:=INFO.OBBA.OBBA.OBMAKE(&quot;seed&quot;;&quot;int&quot;;[.F12])" office:value-type="string" office:string-value="seed &#10;[9300]">
            <text:p>seed </text:p>
            <text:p>[9300]</text:p>
          </table:table-cell>
          <table:table-cell office:value-type="float" office:value="3141">
            <text:p>314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Object:</text:p>
          </table:table-cell>
          <table:table-cell table:style-name="ce17"/>
          <table:table-cell table:number-columns-repeated="1021"/>
        </table:table-row>
        <table:table-row table:style-name="ro3">
          <table:table-cell/>
          <table:table-cell table:style-name="ce18" table:formula="of:=INFO.OBBA.OBBA.OBMAKE(&quot;timeDiscretization&quot;;obLibs&amp;&quot;net.finmath.time.TimeDiscretization&quot;;[.B9:.B11])" office:value-type="string" office:string-value="timeDiscretization &#10;[9486]">
            <text:p>timeDiscretization </text:p>
            <text:p>[9486]</text:p>
          </table:table-cell>
          <table:table-cell table:number-columns-repeated="2"/>
          <table:table-cell table:style-name="ce17" office:value-type="string">
            <text:p>Object: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8" table:formula="of:=INFO.OBBA.OBBA.OBMAKE(&quot;brownianMotion&quot;;obLibs&amp;[.F7];[.E9:.E12])" office:value-type="string" office:string-value="brownianMotion &#10;[9487]">
            <text:p>brownianMotion </text:p>
            <text:p>[9487]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Brownian Increment</text:p>
          </table:table-cell>
          <table:table-cell table:style-name="ce17" table:number-columns-repeated="4"/>
          <table:table-cell/>
          <table:table-cell table:style-name="ce17" office:value-type="string">
            <text:p>Brownian Motion</text:p>
          </table:table-cell>
          <table:table-cell table:style-name="ce17" table:number-columns-repeated="4"/>
          <table:table-cell table:number-columns-repeated="1011"/>
        </table:table-row>
        <table:table-row table:style-name="ro3">
          <table:table-cell table:number-columns-repeated="2"/>
          <table:table-cell table:style-name="ce20" table:formula="of:=INFO.OBBA.OBBA.OBCALL(&quot;brownianIncrement&quot;&amp;COLUMN();[.$E$15];&quot;getBrownianIncrement&quot;;INFO.OBBA.OBBA.OBMAKE(&quot;&quot;;&quot;int&quot;;[.C24]);INFO.OBBA.OBBA.OBMAKE(&quot;&quot;;&quot;int&quot;;[.C25]))" office:value-type="string" office:string-value="brownianIncrement3 &#10;[9490]">
            <text:p>brownianIncrement3 </text:p>
            <text:p>[9490]</text:p>
          </table:table-cell>
          <table:table-cell table:style-name="ce20" table:formula="of:=INFO.OBBA.OBBA.OBCALL(&quot;brownianIncrement&quot;&amp;COLUMN();[.$E$15];&quot;getBrownianIncrement&quot;;INFO.OBBA.OBBA.OBMAKE(&quot;&quot;;&quot;int&quot;;[.D24]);INFO.OBBA.OBBA.OBMAKE(&quot;&quot;;&quot;int&quot;;[.D25]))" office:value-type="string" office:string-value="brownianIncrement4 &#10;[9493]">
            <text:p>brownianIncrement4 </text:p>
            <text:p>[9493]</text:p>
          </table:table-cell>
          <table:table-cell table:style-name="ce20" table:formula="of:=INFO.OBBA.OBBA.OBCALL(&quot;brownianIncrement&quot;&amp;COLUMN();[.$E$15];&quot;getBrownianIncrement&quot;;INFO.OBBA.OBBA.OBMAKE(&quot;&quot;;&quot;int&quot;;[.E24]);INFO.OBBA.OBBA.OBMAKE(&quot;&quot;;&quot;int&quot;;[.E25]))" office:value-type="string" office:string-value="brownianIncrement5 &#10;[9496]">
            <text:p>brownianIncrement5 </text:p>
            <text:p>[9496]</text:p>
          </table:table-cell>
          <table:table-cell table:style-name="ce20" table:formula="of:=INFO.OBBA.OBBA.OBCALL(&quot;brownianIncrement&quot;&amp;COLUMN();[.$E$15];&quot;getBrownianIncrement&quot;;INFO.OBBA.OBBA.OBMAKE(&quot;&quot;;&quot;int&quot;;[.F24]);INFO.OBBA.OBBA.OBMAKE(&quot;&quot;;&quot;int&quot;;[.F25]))" office:value-type="string" office:string-value="brownianIncrement6 &#10;[9499]">
            <text:p>brownianIncrement6 </text:p>
            <text:p>[9499]</text:p>
          </table:table-cell>
          <table:table-cell table:style-name="ce20" table:formula="of:=INFO.OBBA.OBBA.OBCALL(&quot;brownianIncrement&quot;&amp;COLUMN();[.$E$15];&quot;getBrownianIncrement&quot;;INFO.OBBA.OBBA.OBMAKE(&quot;&quot;;&quot;int&quot;;[.G24]);INFO.OBBA.OBBA.OBMAKE(&quot;&quot;;&quot;int&quot;;[.G25]))" office:value-type="string" office:string-value="brownianIncrement7 &#10;[9502]">
            <text:p>brownianIncrement7 </text:p>
            <text:p>[9502]</text:p>
          </table:table-cell>
          <table:table-cell table:style-name="ce19" office:value-type="string">
            <text:p>Time Index: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1011"/>
        </table:table-row>
        <table:table-row table:style-name="ro1">
          <table:table-cell/>
          <table:table-cell table:style-name="ce19" office:value-type="string">
            <text:p>timeIndex: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19" office:value-type="string">
            <text:p>Time:</text:p>
          </table:table-cell>
          <table:table-cell table:style-name="ce22" table:formula="of:=INFO.OBBA.OBBA.OBGET(INFO.OBBA.OBBA.OBCALL(&quot;&quot;;[.$B$14];&quot;getTime&quot;;INFO.OBBA.OBBA.OBMAKE(&quot;&quot;;&quot;int&quot;;[.I23])))" office:value-type="float" office:value="0">
            <text:p>0</text:p>
          </table:table-cell>
          <table:table-cell table:style-name="ce22" table:formula="of:=INFO.OBBA.OBBA.OBGET(INFO.OBBA.OBBA.OBCALL(&quot;&quot;;[.$B$14];&quot;getTime&quot;;INFO.OBBA.OBBA.OBMAKE(&quot;&quot;;&quot;int&quot;;[.J23])))" office:value-type="float" office:value="0.5">
            <text:p>0,5</text:p>
          </table:table-cell>
          <table:table-cell table:style-name="ce22" table:formula="of:=INFO.OBBA.OBBA.OBGET(INFO.OBBA.OBBA.OBCALL(&quot;&quot;;[.$B$14];&quot;getTime&quot;;INFO.OBBA.OBBA.OBMAKE(&quot;&quot;;&quot;int&quot;;[.K23])))" office:value-type="float" office:value="1">
            <text:p>1</text:p>
          </table:table-cell>
          <table:table-cell table:style-name="ce22" table:formula="of:=INFO.OBBA.OBBA.OBGET(INFO.OBBA.OBBA.OBCALL(&quot;&quot;;[.$B$14];&quot;getTime&quot;;INFO.OBBA.OBBA.OBMAKE(&quot;&quot;;&quot;int&quot;;[.L23])))" office:value-type="float" office:value="1.5">
            <text:p>1,5</text:p>
          </table:table-cell>
          <table:table-cell table:style-name="ce22" table:formula="of:=INFO.OBBA.OBBA.OBGET(INFO.OBBA.OBBA.OBCALL(&quot;&quot;;[.$B$14];&quot;getTime&quot;;INFO.OBBA.OBBA.OBMAKE(&quot;&quot;;&quot;int&quot;;[.M23])))"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9" office:value-type="string">
            <text:p>factorIndex:</text:p>
          </table:table-cell>
          <table:table-cell table:number-columns-repeated="5" table:style-name="ce22" office:value-type="float" office:value="0">
            <text:p>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6]+[.I25]" office:value-type="float" office:value="0.265181486640997">
            <text:p>0,265</text:p>
          </table:table-cell>
          <table:table-cell table:style-name="ce26" table:formula="of:=[.D26]+[.J25]" office:value-type="float" office:value="-1.05350551887622">
            <text:p>-1,054</text:p>
          </table:table-cell>
          <table:table-cell table:style-name="ce26" table:formula="of:=[.E26]+[.K25]" office:value-type="float" office:value="-1.26219076672885">
            <text:p>-1,262</text:p>
          </table:table-cell>
          <table:table-cell table:style-name="ce26" table:formula="of:=[.F26]+[.L25]" office:value-type="float" office:value="-1.44347715269672">
            <text:p>-1,44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table:number-matrix-columns-spanned="1" table:number-matrix-rows-spanned="50" table:formula="of:=TRANSPOSE(INFO.OBBA.OBBA.OBGET(INFO.OBBA.OBBA.OBCALL(&quot;&quot;;[.C23];&quot;getRealizations&quot;)))" office:value-type="float" office:value="0.265181486640997">
            <text:p>0,27</text:p>
          </table:table-cell>
          <table:table-cell table:style-name="ce23" table:number-matrix-columns-spanned="1" table:number-matrix-rows-spanned="50" table:formula="of:=TRANSPOSE(INFO.OBBA.OBBA.OBGET(INFO.OBBA.OBBA.OBCALL(&quot;&quot;;[.D23];&quot;getRealizations&quot;)))" office:value-type="float" office:value="-1.31868700551722">
            <text:p>-1,32</text:p>
          </table:table-cell>
          <table:table-cell table:style-name="ce23" table:number-matrix-columns-spanned="1" table:number-matrix-rows-spanned="50" table:formula="of:=TRANSPOSE(INFO.OBBA.OBBA.OBGET(INFO.OBBA.OBBA.OBCALL(&quot;&quot;;[.E23];&quot;getRealizations&quot;)))" office:value-type="float" office:value="-0.208685247852622">
            <text:p>-0,21</text:p>
          </table:table-cell>
          <table:table-cell table:style-name="ce23" table:number-matrix-columns-spanned="1" table:number-matrix-rows-spanned="50" table:formula="of:=TRANSPOSE(INFO.OBBA.OBBA.OBGET(INFO.OBBA.OBBA.OBCALL(&quot;&quot;;[.F23];&quot;getRealizations&quot;)))" office:value-type="float" office:value="-0.18128638596787">
            <text:p>-0,18</text:p>
          </table:table-cell>
          <table:table-cell table:style-name="ce23" table:number-matrix-columns-spanned="1" table:number-matrix-rows-spanned="50" table:formula="of:=TRANSPOSE(INFO.OBBA.OBBA.OBGET(INFO.OBBA.OBBA.OBCALL(&quot;&quot;;[.G23];&quot;getRealizations&quot;)))" office:value-type="float" office:value="1.37115905227176">
            <text:p>1,3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7]+[.I26]" office:value-type="float" office:value="0.272262926206355">
            <text:p>0,272</text:p>
          </table:table-cell>
          <table:table-cell table:style-name="ce26" table:formula="of:=[.D27]+[.J26]" office:value-type="float" office:value="1.55562043624459">
            <text:p>1,556</text:p>
          </table:table-cell>
          <table:table-cell table:style-name="ce26" table:formula="of:=[.E27]+[.K26]" office:value-type="float" office:value="-0.147282680418796">
            <text:p>-0,147</text:p>
          </table:table-cell>
          <table:table-cell table:style-name="ce26" table:formula="of:=[.F27]+[.L26]" office:value-type="float" office:value="-0.800309168917828">
            <text:p>-0,8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72262926206355">
            <text:p>0,27</text:p>
          </table:table-cell>
          <table:table-cell table:style-name="ce23" office:value-type="float" office:value="1.28335751003823">
            <text:p>1,28</text:p>
          </table:table-cell>
          <table:table-cell table:style-name="ce23" office:value-type="float" office:value="-1.70290311666338">
            <text:p>-1,70</text:p>
          </table:table-cell>
          <table:table-cell table:style-name="ce23" office:value-type="float" office:value="-0.653026488499032">
            <text:p>-0,65</text:p>
          </table:table-cell>
          <table:table-cell table:style-name="ce23" office:value-type="float" office:value="0.0555370160008113">
            <text:p>0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8]+[.I27]" office:value-type="float" office:value="-0.00751542425731593">
            <text:p>-0,008</text:p>
          </table:table-cell>
          <table:table-cell table:style-name="ce26" table:formula="of:=[.D28]+[.J27]" office:value-type="float" office:value="0.0289173654963963">
            <text:p>0,029</text:p>
          </table:table-cell>
          <table:table-cell table:style-name="ce26" table:formula="of:=[.E28]+[.K27]" office:value-type="float" office:value="-0.434649680840999">
            <text:p>-0,435</text:p>
          </table:table-cell>
          <table:table-cell table:style-name="ce26" table:formula="of:=[.F28]+[.L27]" office:value-type="float" office:value="-1.4891109721551">
            <text:p>-1,4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0751542425731593">
            <text:p>-0,01</text:p>
          </table:table-cell>
          <table:table-cell table:style-name="ce23" office:value-type="float" office:value="0.0364327897537123">
            <text:p>0,04</text:p>
          </table:table-cell>
          <table:table-cell table:style-name="ce23" office:value-type="float" office:value="-0.463567046337395">
            <text:p>-0,46</text:p>
          </table:table-cell>
          <table:table-cell table:style-name="ce23" office:value-type="float" office:value="-1.0544612913141">
            <text:p>-1,05</text:p>
          </table:table-cell>
          <table:table-cell table:style-name="ce23" office:value-type="float" office:value="0.0925270017666359">
            <text:p>0,0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9]+[.I28]" office:value-type="float" office:value="0.354171528679066">
            <text:p>0,354</text:p>
          </table:table-cell>
          <table:table-cell table:style-name="ce26" table:formula="of:=[.D29]+[.J28]" office:value-type="float" office:value="0.0464950656865374">
            <text:p>0,046</text:p>
          </table:table-cell>
          <table:table-cell table:style-name="ce26" table:formula="of:=[.E29]+[.K28]" office:value-type="float" office:value="0.0680902865735153">
            <text:p>0,068</text:p>
          </table:table-cell>
          <table:table-cell table:style-name="ce26" table:formula="of:=[.F29]+[.L28]" office:value-type="float" office:value="1.26599788801815">
            <text:p>1,26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54171528679066">
            <text:p>0,35</text:p>
          </table:table-cell>
          <table:table-cell table:style-name="ce23" office:value-type="float" office:value="-0.307676462992528">
            <text:p>-0,31</text:p>
          </table:table-cell>
          <table:table-cell table:style-name="ce23" office:value-type="float" office:value="0.021595220886978">
            <text:p>0,02</text:p>
          </table:table-cell>
          <table:table-cell table:style-name="ce23" office:value-type="float" office:value="1.19790760144463">
            <text:p>1,20</text:p>
          </table:table-cell>
          <table:table-cell table:style-name="ce23" office:value-type="float" office:value="-0.603867984822103">
            <text:p>-0,6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0]+[.I29]" office:value-type="float" office:value="0.61632674853484">
            <text:p>0,616</text:p>
          </table:table-cell>
          <table:table-cell table:style-name="ce26" table:formula="of:=[.D30]+[.J29]" office:value-type="float" office:value="-0.105855855540514">
            <text:p>-0,106</text:p>
          </table:table-cell>
          <table:table-cell table:style-name="ce26" table:formula="of:=[.E30]+[.K29]" office:value-type="float" office:value="0.44493574399165">
            <text:p>0,445</text:p>
          </table:table-cell>
          <table:table-cell table:style-name="ce26" table:formula="of:=[.F30]+[.L29]" office:value-type="float" office:value="-0.442008750472361">
            <text:p>-0,4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61632674853484">
            <text:p>0,62</text:p>
          </table:table-cell>
          <table:table-cell table:style-name="ce23" office:value-type="float" office:value="-0.722182604075354">
            <text:p>-0,72</text:p>
          </table:table-cell>
          <table:table-cell table:style-name="ce23" office:value-type="float" office:value="0.550791599532164">
            <text:p>0,55</text:p>
          </table:table-cell>
          <table:table-cell table:style-name="ce23" office:value-type="float" office:value="-0.886944494464011">
            <text:p>-0,89</text:p>
          </table:table-cell>
          <table:table-cell table:style-name="ce23" office:value-type="float" office:value="-0.232190936194487">
            <text:p>-0,2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1]+[.I30]" office:value-type="float" office:value="0.711881065020445">
            <text:p>0,712</text:p>
          </table:table-cell>
          <table:table-cell table:style-name="ce26" table:formula="of:=[.D31]+[.J30]" office:value-type="float" office:value="1.28960810330183">
            <text:p>1,290</text:p>
          </table:table-cell>
          <table:table-cell table:style-name="ce26" table:formula="of:=[.E31]+[.K30]" office:value-type="float" office:value="1.88189874666266">
            <text:p>1,882</text:p>
          </table:table-cell>
          <table:table-cell table:style-name="ce26" table:formula="of:=[.F31]+[.L30]" office:value-type="float" office:value="2.07107747929911">
            <text:p>2,07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711881065020445">
            <text:p>0,71</text:p>
          </table:table-cell>
          <table:table-cell table:style-name="ce23" office:value-type="float" office:value="0.577727038281386">
            <text:p>0,58</text:p>
          </table:table-cell>
          <table:table-cell table:style-name="ce23" office:value-type="float" office:value="0.592290643360831">
            <text:p>0,59</text:p>
          </table:table-cell>
          <table:table-cell table:style-name="ce23" office:value-type="float" office:value="0.189178732636448">
            <text:p>0,19</text:p>
          </table:table-cell>
          <table:table-cell table:style-name="ce23" office:value-type="float" office:value="-0.0347696668596519">
            <text:p>-0,0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2]+[.I31]" office:value-type="float" office:value="-0.0760199439301522">
            <text:p>-0,076</text:p>
          </table:table-cell>
          <table:table-cell table:style-name="ce26" table:formula="of:=[.D32]+[.J31]" office:value-type="float" office:value="-0.39868828978239">
            <text:p>-0,399</text:p>
          </table:table-cell>
          <table:table-cell table:style-name="ce26" table:formula="of:=[.E32]+[.K31]" office:value-type="float" office:value="-0.265040780137419">
            <text:p>-0,265</text:p>
          </table:table-cell>
          <table:table-cell table:style-name="ce26" table:formula="of:=[.F32]+[.L31]" office:value-type="float" office:value="0.90876251546302">
            <text:p>0,9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760199439301522">
            <text:p>-0,08</text:p>
          </table:table-cell>
          <table:table-cell table:style-name="ce23" office:value-type="float" office:value="-0.322668345852238">
            <text:p>-0,32</text:p>
          </table:table-cell>
          <table:table-cell table:style-name="ce23" office:value-type="float" office:value="0.133647509644971">
            <text:p>0,13</text:p>
          </table:table-cell>
          <table:table-cell table:style-name="ce23" office:value-type="float" office:value="1.17380329560044">
            <text:p>1,17</text:p>
          </table:table-cell>
          <table:table-cell table:style-name="ce23" office:value-type="float" office:value="-1.53197696206357">
            <text:p>-1,5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3]+[.I32]" office:value-type="float" office:value="-1.64985954791054">
            <text:p>-1,650</text:p>
          </table:table-cell>
          <table:table-cell table:style-name="ce26" table:formula="of:=[.D33]+[.J32]" office:value-type="float" office:value="-1.44633016485724">
            <text:p>-1,446</text:p>
          </table:table-cell>
          <table:table-cell table:style-name="ce26" table:formula="of:=[.E33]+[.K32]" office:value-type="float" office:value="-0.673694968330873">
            <text:p>-0,674</text:p>
          </table:table-cell>
          <table:table-cell table:style-name="ce26" table:formula="of:=[.F33]+[.L32]" office:value-type="float" office:value="-1.59364186578903">
            <text:p>-1,59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64985954791054">
            <text:p>-1,65</text:p>
          </table:table-cell>
          <table:table-cell table:style-name="ce23" office:value-type="float" office:value="0.2035293830533">
            <text:p>0,20</text:p>
          </table:table-cell>
          <table:table-cell table:style-name="ce23" office:value-type="float" office:value="0.772635196526365">
            <text:p>0,77</text:p>
          </table:table-cell>
          <table:table-cell table:style-name="ce23" office:value-type="float" office:value="-0.919946897458155">
            <text:p>-0,92</text:p>
          </table:table-cell>
          <table:table-cell table:style-name="ce23" office:value-type="float" office:value="0.205228225007574">
            <text:p>0,2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4]+[.I33]" office:value-type="float" office:value="1.00529177516085">
            <text:p>1,005</text:p>
          </table:table-cell>
          <table:table-cell table:style-name="ce26" table:formula="of:=[.D34]+[.J33]" office:value-type="float" office:value="0.313482667486115">
            <text:p>0,313</text:p>
          </table:table-cell>
          <table:table-cell table:style-name="ce26" table:formula="of:=[.E34]+[.K33]" office:value-type="float" office:value="0.384467377857639">
            <text:p>0,384</text:p>
          </table:table-cell>
          <table:table-cell table:style-name="ce26" table:formula="of:=[.F34]+[.L33]" office:value-type="float" office:value="0.354378197957919">
            <text:p>0,35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1.00529177516085">
            <text:p>1,01</text:p>
          </table:table-cell>
          <table:table-cell table:style-name="ce23" office:value-type="float" office:value="-0.691809107674737">
            <text:p>-0,69</text:p>
          </table:table-cell>
          <table:table-cell table:style-name="ce23" office:value-type="float" office:value="0.0709847103715241">
            <text:p>0,07</text:p>
          </table:table-cell>
          <table:table-cell table:style-name="ce23" office:value-type="float" office:value="-0.0300891798997204">
            <text:p>-0,03</text:p>
          </table:table-cell>
          <table:table-cell table:style-name="ce23" office:value-type="float" office:value="-0.551207145790371">
            <text:p>-0,5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5]+[.I34]" office:value-type="float" office:value="0.315552110689751">
            <text:p>0,316</text:p>
          </table:table-cell>
          <table:table-cell table:style-name="ce26" table:formula="of:=[.D35]+[.J34]" office:value-type="float" office:value="-0.395605240459651">
            <text:p>-0,396</text:p>
          </table:table-cell>
          <table:table-cell table:style-name="ce26" table:formula="of:=[.E35]+[.K34]" office:value-type="float" office:value="0.25482050240293">
            <text:p>0,255</text:p>
          </table:table-cell>
          <table:table-cell table:style-name="ce26" table:formula="of:=[.F35]+[.L34]" office:value-type="float" office:value="0.538819834344158">
            <text:p>0,5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15552110689751">
            <text:p>0,32</text:p>
          </table:table-cell>
          <table:table-cell table:style-name="ce23" office:value-type="float" office:value="-0.711157351149402">
            <text:p>-0,71</text:p>
          </table:table-cell>
          <table:table-cell table:style-name="ce23" office:value-type="float" office:value="0.650425742862582">
            <text:p>0,65</text:p>
          </table:table-cell>
          <table:table-cell table:style-name="ce23" office:value-type="float" office:value="0.283999331941227">
            <text:p>0,28</text:p>
          </table:table-cell>
          <table:table-cell table:style-name="ce23" office:value-type="float" office:value="-0.252814909383078">
            <text:p>-0,2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6]+[.I35]" office:value-type="float" office:value="-1.22288332378745">
            <text:p>-1,223</text:p>
          </table:table-cell>
          <table:table-cell table:style-name="ce26" table:formula="of:=[.D36]+[.J35]" office:value-type="float" office:value="-1.19446744218483">
            <text:p>-1,194</text:p>
          </table:table-cell>
          <table:table-cell table:style-name="ce26" table:formula="of:=[.E36]+[.K35]" office:value-type="float" office:value="-1.98497362747313">
            <text:p>-1,985</text:p>
          </table:table-cell>
          <table:table-cell table:style-name="ce26" table:formula="of:=[.F36]+[.L35]" office:value-type="float" office:value="-3.86237506529837">
            <text:p>-3,8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22288332378745">
            <text:p>-1,22</text:p>
          </table:table-cell>
          <table:table-cell table:style-name="ce23" office:value-type="float" office:value="0.0284158816026168">
            <text:p>0,03</text:p>
          </table:table-cell>
          <table:table-cell table:style-name="ce23" office:value-type="float" office:value="-0.790506185288298">
            <text:p>-0,79</text:p>
          </table:table-cell>
          <table:table-cell table:style-name="ce23" office:value-type="float" office:value="-1.87740143782525">
            <text:p>-1,88</text:p>
          </table:table-cell>
          <table:table-cell table:style-name="ce23" office:value-type="float" office:value="-0.765246136451042">
            <text:p>-0,7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7]+[.I36]" office:value-type="float" office:value="-0.948896473612107">
            <text:p>-0,949</text:p>
          </table:table-cell>
          <table:table-cell table:style-name="ce26" table:formula="of:=[.D37]+[.J36]" office:value-type="float" office:value="-0.206630368665809">
            <text:p>-0,207</text:p>
          </table:table-cell>
          <table:table-cell table:style-name="ce26" table:formula="of:=[.E37]+[.K36]" office:value-type="float" office:value="-0.144832502749834">
            <text:p>-0,145</text:p>
          </table:table-cell>
          <table:table-cell table:style-name="ce26" table:formula="of:=[.F37]+[.L36]" office:value-type="float" office:value="-0.350770431202885">
            <text:p>-0,35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948896473612107">
            <text:p>-0,95</text:p>
          </table:table-cell>
          <table:table-cell table:style-name="ce23" office:value-type="float" office:value="0.742266104946298">
            <text:p>0,74</text:p>
          </table:table-cell>
          <table:table-cell table:style-name="ce23" office:value-type="float" office:value="0.061797865915975">
            <text:p>0,06</text:p>
          </table:table-cell>
          <table:table-cell table:style-name="ce23" office:value-type="float" office:value="-0.205937928453051">
            <text:p>-0,21</text:p>
          </table:table-cell>
          <table:table-cell table:style-name="ce23" office:value-type="float" office:value="1.31253892879093">
            <text:p>1,3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8]+[.I37]" office:value-type="float" office:value="0.266892283502111">
            <text:p>0,267</text:p>
          </table:table-cell>
          <table:table-cell table:style-name="ce26" table:formula="of:=[.D38]+[.J37]" office:value-type="float" office:value="0.166482634638733">
            <text:p>0,166</text:p>
          </table:table-cell>
          <table:table-cell table:style-name="ce26" table:formula="of:=[.E38]+[.K37]" office:value-type="float" office:value="0.758191846547591">
            <text:p>0,758</text:p>
          </table:table-cell>
          <table:table-cell table:style-name="ce26" table:formula="of:=[.F38]+[.L37]" office:value-type="float" office:value="-1.22736516516794">
            <text:p>-1,22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66892283502111">
            <text:p>0,27</text:p>
          </table:table-cell>
          <table:table-cell table:style-name="ce23" office:value-type="float" office:value="-0.100409648863378">
            <text:p>-0,10</text:p>
          </table:table-cell>
          <table:table-cell table:style-name="ce23" office:value-type="float" office:value="0.591709211908858">
            <text:p>0,59</text:p>
          </table:table-cell>
          <table:table-cell table:style-name="ce23" office:value-type="float" office:value="-1.98555701171553">
            <text:p>-1,99</text:p>
          </table:table-cell>
          <table:table-cell table:style-name="ce23" office:value-type="float" office:value="-0.626384438843031">
            <text:p>-0,6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9]+[.I38]" office:value-type="float" office:value="-0.53817769096777">
            <text:p>-0,538</text:p>
          </table:table-cell>
          <table:table-cell table:style-name="ce26" table:formula="of:=[.D39]+[.J38]" office:value-type="float" office:value="-0.0730140283464993">
            <text:p>-0,073</text:p>
          </table:table-cell>
          <table:table-cell table:style-name="ce26" table:formula="of:=[.E39]+[.K38]" office:value-type="float" office:value="-0.16233661374586">
            <text:p>-0,162</text:p>
          </table:table-cell>
          <table:table-cell table:style-name="ce26" table:formula="of:=[.F39]+[.L38]" office:value-type="float" office:value="-0.395178906761641">
            <text:p>-0,3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53817769096777">
            <text:p>-0,54</text:p>
          </table:table-cell>
          <table:table-cell table:style-name="ce23" office:value-type="float" office:value="0.465163662621271">
            <text:p>0,47</text:p>
          </table:table-cell>
          <table:table-cell table:style-name="ce23" office:value-type="float" office:value="-0.089322585399361">
            <text:p>-0,09</text:p>
          </table:table-cell>
          <table:table-cell table:style-name="ce23" office:value-type="float" office:value="-0.232842293015781">
            <text:p>-0,23</text:p>
          </table:table-cell>
          <table:table-cell table:style-name="ce23" office:value-type="float" office:value="0.0775084298650667">
            <text:p>0,0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0]+[.I39]" office:value-type="float" office:value="-0.371403904098526">
            <text:p>-0,371</text:p>
          </table:table-cell>
          <table:table-cell table:style-name="ce26" table:formula="of:=[.D40]+[.J39]" office:value-type="float" office:value="0.530955360282347">
            <text:p>0,531</text:p>
          </table:table-cell>
          <table:table-cell table:style-name="ce26" table:formula="of:=[.E40]+[.K39]" office:value-type="float" office:value="1.53298332279452">
            <text:p>1,533</text:p>
          </table:table-cell>
          <table:table-cell table:style-name="ce26" table:formula="of:=[.F40]+[.L39]" office:value-type="float" office:value="2.57368084859521">
            <text:p>2,57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371403904098526">
            <text:p>-0,37</text:p>
          </table:table-cell>
          <table:table-cell table:style-name="ce23" office:value-type="float" office:value="0.902359264380872">
            <text:p>0,90</text:p>
          </table:table-cell>
          <table:table-cell table:style-name="ce23" office:value-type="float" office:value="1.00202796251217">
            <text:p>1,00</text:p>
          </table:table-cell>
          <table:table-cell table:style-name="ce23" office:value-type="float" office:value="1.04069752580069">
            <text:p>1,04</text:p>
          </table:table-cell>
          <table:table-cell table:style-name="ce23" office:value-type="float" office:value="-1.14122252675966">
            <text:p>-1,1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1]+[.I40]" office:value-type="float" office:value="-0.279628588140301">
            <text:p>-0,280</text:p>
          </table:table-cell>
          <table:table-cell table:style-name="ce26" table:formula="of:=[.D41]+[.J40]" office:value-type="float" office:value="-0.206702672892435">
            <text:p>-0,207</text:p>
          </table:table-cell>
          <table:table-cell table:style-name="ce26" table:formula="of:=[.E41]+[.K40]" office:value-type="float" office:value="0.472165342446615">
            <text:p>0,472</text:p>
          </table:table-cell>
          <table:table-cell table:style-name="ce26" table:formula="of:=[.F41]+[.L40]" office:value-type="float" office:value="-0.847335330338167">
            <text:p>-0,8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279628588140301">
            <text:p>-0,28</text:p>
          </table:table-cell>
          <table:table-cell table:style-name="ce23" office:value-type="float" office:value="0.072925915247866">
            <text:p>0,07</text:p>
          </table:table-cell>
          <table:table-cell table:style-name="ce23" office:value-type="float" office:value="0.67886801533905">
            <text:p>0,68</text:p>
          </table:table-cell>
          <table:table-cell table:style-name="ce23" office:value-type="float" office:value="-1.31950067278478">
            <text:p>-1,32</text:p>
          </table:table-cell>
          <table:table-cell table:style-name="ce23" office:value-type="float" office:value="-0.303333848085133">
            <text:p>-0,3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2]+[.I41]" office:value-type="float" office:value="-0.887589709792872">
            <text:p>-0,888</text:p>
          </table:table-cell>
          <table:table-cell table:style-name="ce26" table:formula="of:=[.D42]+[.J41]" office:value-type="float" office:value="-1.29161746638989">
            <text:p>-1,292</text:p>
          </table:table-cell>
          <table:table-cell table:style-name="ce26" table:formula="of:=[.E42]+[.K41]" office:value-type="float" office:value="-1.0636299431876">
            <text:p>-1,064</text:p>
          </table:table-cell>
          <table:table-cell table:style-name="ce26" table:formula="of:=[.F42]+[.L41]" office:value-type="float" office:value="-0.481860414051351">
            <text:p>-0,4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887589709792872">
            <text:p>-0,89</text:p>
          </table:table-cell>
          <table:table-cell table:style-name="ce23" office:value-type="float" office:value="-0.404027756597018">
            <text:p>-0,40</text:p>
          </table:table-cell>
          <table:table-cell table:style-name="ce23" office:value-type="float" office:value="0.227987523202285">
            <text:p>0,23</text:p>
          </table:table-cell>
          <table:table-cell table:style-name="ce23" office:value-type="float" office:value="0.581769529136253">
            <text:p>0,58</text:p>
          </table:table-cell>
          <table:table-cell table:style-name="ce23" office:value-type="float" office:value="1.06111262565925">
            <text:p>1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3]+[.I42]" office:value-type="float" office:value="-1.30134282745394">
            <text:p>-1,301</text:p>
          </table:table-cell>
          <table:table-cell table:style-name="ce26" table:formula="of:=[.D43]+[.J42]" office:value-type="float" office:value="-1.64116177642608">
            <text:p>-1,641</text:p>
          </table:table-cell>
          <table:table-cell table:style-name="ce26" table:formula="of:=[.E43]+[.K42]" office:value-type="float" office:value="-1.37403443094109">
            <text:p>-1,374</text:p>
          </table:table-cell>
          <table:table-cell table:style-name="ce26" table:formula="of:=[.F43]+[.L42]" office:value-type="float" office:value="-1.71480526336558">
            <text:p>-1,71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30134282745394">
            <text:p>-1,30</text:p>
          </table:table-cell>
          <table:table-cell table:style-name="ce23" office:value-type="float" office:value="-0.339818948972138">
            <text:p>-0,34</text:p>
          </table:table-cell>
          <table:table-cell table:style-name="ce23" office:value-type="float" office:value="0.267127345484983">
            <text:p>0,27</text:p>
          </table:table-cell>
          <table:table-cell table:style-name="ce23" office:value-type="float" office:value="-0.340770832424485">
            <text:p>-0,34</text:p>
          </table:table-cell>
          <table:table-cell table:style-name="ce23" office:value-type="float" office:value="-0.756142313293407">
            <text:p>-0,7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4]+[.I43]" office:value-type="float" office:value="0.551810575963576">
            <text:p>0,552</text:p>
          </table:table-cell>
          <table:table-cell table:style-name="ce26" table:formula="of:=[.D44]+[.J43]" office:value-type="float" office:value="0.121590501154727">
            <text:p>0,122</text:p>
          </table:table-cell>
          <table:table-cell table:style-name="ce26" table:formula="of:=[.E44]+[.K43]" office:value-type="float" office:value="-0.0601821804189146">
            <text:p>-0,060</text:p>
          </table:table-cell>
          <table:table-cell table:style-name="ce26" table:formula="of:=[.F44]+[.L43]" office:value-type="float" office:value="0.562938370909745">
            <text:p>0,5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551810575963576">
            <text:p>0,55</text:p>
          </table:table-cell>
          <table:table-cell table:style-name="ce23" office:value-type="float" office:value="-0.430220074808849">
            <text:p>-0,43</text:p>
          </table:table-cell>
          <table:table-cell table:style-name="ce23" office:value-type="float" office:value="-0.181772681573642">
            <text:p>-0,18</text:p>
          </table:table-cell>
          <table:table-cell table:style-name="ce23" office:value-type="float" office:value="0.62312055132866">
            <text:p>0,62</text:p>
          </table:table-cell>
          <table:table-cell table:style-name="ce23" office:value-type="float" office:value="-0.111749371372078">
            <text:p>-0,1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5]+[.I44]" office:value-type="float" office:value="0.794358097758691">
            <text:p>0,794</text:p>
          </table:table-cell>
          <table:table-cell table:style-name="ce26" table:formula="of:=[.D45]+[.J44]" office:value-type="float" office:value="0.8496297679509">
            <text:p>0,850</text:p>
          </table:table-cell>
          <table:table-cell table:style-name="ce26" table:formula="of:=[.E45]+[.K44]" office:value-type="float" office:value="0.21999052439255">
            <text:p>0,220</text:p>
          </table:table-cell>
          <table:table-cell table:style-name="ce26" table:formula="of:=[.F45]+[.L44]" office:value-type="float" office:value="2.07875239412209">
            <text:p>2,0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794358097758691">
            <text:p>0,79</text:p>
          </table:table-cell>
          <table:table-cell table:style-name="ce23" office:value-type="float" office:value="0.0552716701922096">
            <text:p>0,06</text:p>
          </table:table-cell>
          <table:table-cell table:style-name="ce23" office:value-type="float" office:value="-0.629639243558351">
            <text:p>-0,63</text:p>
          </table:table-cell>
          <table:table-cell table:style-name="ce23" office:value-type="float" office:value="1.85876186972954">
            <text:p>1,86</text:p>
          </table:table-cell>
          <table:table-cell table:style-name="ce23" office:value-type="float" office:value="0.0341525903600637">
            <text:p>0,0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6]+[.I45]" office:value-type="float" office:value="-0.408220170610674">
            <text:p>-0,408</text:p>
          </table:table-cell>
          <table:table-cell table:style-name="ce26" table:formula="of:=[.D46]+[.J45]" office:value-type="float" office:value="-0.964090980429824">
            <text:p>-0,964</text:p>
          </table:table-cell>
          <table:table-cell table:style-name="ce26" table:formula="of:=[.E46]+[.K45]" office:value-type="float" office:value="-1.78536277260727">
            <text:p>-1,785</text:p>
          </table:table-cell>
          <table:table-cell table:style-name="ce26" table:formula="of:=[.F46]+[.L45]" office:value-type="float" office:value="-0.939339258558795">
            <text:p>-0,9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08220170610674">
            <text:p>-0,41</text:p>
          </table:table-cell>
          <table:table-cell table:style-name="ce23" office:value-type="float" office:value="-0.55587080981915">
            <text:p>-0,56</text:p>
          </table:table-cell>
          <table:table-cell table:style-name="ce23" office:value-type="float" office:value="-0.821271792177446">
            <text:p>-0,82</text:p>
          </table:table-cell>
          <table:table-cell table:style-name="ce23" office:value-type="float" office:value="0.846023514048475">
            <text:p>0,85</text:p>
          </table:table-cell>
          <table:table-cell table:style-name="ce23" office:value-type="float" office:value="1.31945315485215">
            <text:p>1,32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7]+[.I46]" office:value-type="float" office:value="-0.0490126041159676">
            <text:p>-0,049</text:p>
          </table:table-cell>
          <table:table-cell table:style-name="ce26" table:formula="of:=[.D47]+[.J46]" office:value-type="float" office:value="0.0823385119026444">
            <text:p>0,082</text:p>
          </table:table-cell>
          <table:table-cell table:style-name="ce26" table:formula="of:=[.E47]+[.K46]" office:value-type="float" office:value="0.138293101394013">
            <text:p>0,138</text:p>
          </table:table-cell>
          <table:table-cell table:style-name="ce26" table:formula="of:=[.F47]+[.L46]" office:value-type="float" office:value="-0.816095815247213">
            <text:p>-0,8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490126041159676">
            <text:p>-0,05</text:p>
          </table:table-cell>
          <table:table-cell table:style-name="ce23" office:value-type="float" office:value="0.131351116018612">
            <text:p>0,13</text:p>
          </table:table-cell>
          <table:table-cell table:style-name="ce23" office:value-type="float" office:value="0.0559545894913683">
            <text:p>0,06</text:p>
          </table:table-cell>
          <table:table-cell table:style-name="ce23" office:value-type="float" office:value="-0.954388916641226">
            <text:p>-0,95</text:p>
          </table:table-cell>
          <table:table-cell table:style-name="ce23" office:value-type="float" office:value="0.150037286064917">
            <text:p>0,1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8]+[.I47]" office:value-type="float" office:value="0.172560264433492">
            <text:p>0,173</text:p>
          </table:table-cell>
          <table:table-cell table:style-name="ce26" table:formula="of:=[.D48]+[.J47]" office:value-type="float" office:value="1.92656116753195">
            <text:p>1,927</text:p>
          </table:table-cell>
          <table:table-cell table:style-name="ce26" table:formula="of:=[.E48]+[.K47]" office:value-type="float" office:value="2.41825290953009">
            <text:p>2,418</text:p>
          </table:table-cell>
          <table:table-cell table:style-name="ce26" table:formula="of:=[.F48]+[.L47]" office:value-type="float" office:value="3.14717583179234">
            <text:p>3,1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72560264433492">
            <text:p>0,17</text:p>
          </table:table-cell>
          <table:table-cell table:style-name="ce23" office:value-type="float" office:value="1.75400090309846">
            <text:p>1,75</text:p>
          </table:table-cell>
          <table:table-cell table:style-name="ce23" office:value-type="float" office:value="0.491691741998146">
            <text:p>0,49</text:p>
          </table:table-cell>
          <table:table-cell table:style-name="ce23" office:value-type="float" office:value="0.728922922262244">
            <text:p>0,73</text:p>
          </table:table-cell>
          <table:table-cell table:style-name="ce23" office:value-type="float" office:value="0.485050327069098">
            <text:p>0,4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9]+[.I48]" office:value-type="float" office:value="-1.11544252555245">
            <text:p>-1,115</text:p>
          </table:table-cell>
          <table:table-cell table:style-name="ce26" table:formula="of:=[.D49]+[.J48]" office:value-type="float" office:value="-2.02704404250423">
            <text:p>-2,027</text:p>
          </table:table-cell>
          <table:table-cell table:style-name="ce26" table:formula="of:=[.E49]+[.K48]" office:value-type="float" office:value="0.47322778468481">
            <text:p>0,473</text:p>
          </table:table-cell>
          <table:table-cell table:style-name="ce26" table:formula="of:=[.F49]+[.L48]" office:value-type="float" office:value="0.694935527439672">
            <text:p>0,6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11544252555245">
            <text:p>-1,12</text:p>
          </table:table-cell>
          <table:table-cell table:style-name="ce23" office:value-type="float" office:value="-0.911601516951779">
            <text:p>-0,91</text:p>
          </table:table-cell>
          <table:table-cell table:style-name="ce23" office:value-type="float" office:value="2.50027182718904">
            <text:p>2,50</text:p>
          </table:table-cell>
          <table:table-cell table:style-name="ce23" office:value-type="float" office:value="0.221707742754863">
            <text:p>0,22</text:p>
          </table:table-cell>
          <table:table-cell table:style-name="ce23" office:value-type="float" office:value="1.4700866834432">
            <text:p>1,4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0]+[.I49]" office:value-type="float" office:value="-0.479114188930238">
            <text:p>-0,479</text:p>
          </table:table-cell>
          <table:table-cell table:style-name="ce26" table:formula="of:=[.D50]+[.J49]" office:value-type="float" office:value="-0.730792573177859">
            <text:p>-0,731</text:p>
          </table:table-cell>
          <table:table-cell table:style-name="ce26" table:formula="of:=[.E50]+[.K49]" office:value-type="float" office:value="-0.918258924549997">
            <text:p>-0,918</text:p>
          </table:table-cell>
          <table:table-cell table:style-name="ce26" table:formula="of:=[.F50]+[.L49]" office:value-type="float" office:value="-2.30092621592248">
            <text:p>-2,30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79114188930238">
            <text:p>-0,48</text:p>
          </table:table-cell>
          <table:table-cell table:style-name="ce23" office:value-type="float" office:value="-0.251678384247621">
            <text:p>-0,25</text:p>
          </table:table-cell>
          <table:table-cell table:style-name="ce23" office:value-type="float" office:value="-0.187466351372139">
            <text:p>-0,19</text:p>
          </table:table-cell>
          <table:table-cell table:style-name="ce23" office:value-type="float" office:value="-1.38266729137249">
            <text:p>-1,38</text:p>
          </table:table-cell>
          <table:table-cell table:style-name="ce23" office:value-type="float" office:value="-0.537713529676647">
            <text:p>-0,5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1]+[.I50]" office:value-type="float" office:value="0.0958403408225397">
            <text:p>0,096</text:p>
          </table:table-cell>
          <table:table-cell table:style-name="ce26" table:formula="of:=[.D51]+[.J50]" office:value-type="float" office:value="0.65899848562383">
            <text:p>0,659</text:p>
          </table:table-cell>
          <table:table-cell table:style-name="ce26" table:formula="of:=[.E51]+[.K50]" office:value-type="float" office:value="1.001786639521">
            <text:p>1,002</text:p>
          </table:table-cell>
          <table:table-cell table:style-name="ce26" table:formula="of:=[.F51]+[.L50]" office:value-type="float" office:value="0.463117859813433">
            <text:p>0,4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958403408225397">
            <text:p>0,10</text:p>
          </table:table-cell>
          <table:table-cell table:style-name="ce23" office:value-type="float" office:value="0.56315814480129">
            <text:p>0,56</text:p>
          </table:table-cell>
          <table:table-cell table:style-name="ce23" office:value-type="float" office:value="0.342788153897169">
            <text:p>0,34</text:p>
          </table:table-cell>
          <table:table-cell table:style-name="ce23" office:value-type="float" office:value="-0.538668779707566">
            <text:p>-0,54</text:p>
          </table:table-cell>
          <table:table-cell table:style-name="ce23" office:value-type="float" office:value="-0.870033502244661">
            <text:p>-0,8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2]+[.I51]" office:value-type="float" office:value="0.121816615254161">
            <text:p>0,122</text:p>
          </table:table-cell>
          <table:table-cell table:style-name="ce26" table:formula="of:=[.D52]+[.J51]" office:value-type="float" office:value="-0.673477091047398">
            <text:p>-0,673</text:p>
          </table:table-cell>
          <table:table-cell table:style-name="ce26" table:formula="of:=[.E52]+[.K51]" office:value-type="float" office:value="-0.906571597964076">
            <text:p>-0,907</text:p>
          </table:table-cell>
          <table:table-cell table:style-name="ce26" table:formula="of:=[.F52]+[.L51]" office:value-type="float" office:value="0.279141222613845">
            <text:p>0,2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21816615254161">
            <text:p>0,12</text:p>
          </table:table-cell>
          <table:table-cell table:style-name="ce23" office:value-type="float" office:value="-0.795293706301559">
            <text:p>-0,80</text:p>
          </table:table-cell>
          <table:table-cell table:style-name="ce23" office:value-type="float" office:value="-0.233094506916677">
            <text:p>-0,23</text:p>
          </table:table-cell>
          <table:table-cell table:style-name="ce23" office:value-type="float" office:value="1.18571282057792">
            <text:p>1,19</text:p>
          </table:table-cell>
          <table:table-cell table:style-name="ce23" office:value-type="float" office:value="0.410692279400075">
            <text:p>0,4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3]+[.I52]" office:value-type="float" office:value="-1.43957434333257">
            <text:p>-1,440</text:p>
          </table:table-cell>
          <table:table-cell table:style-name="ce26" table:formula="of:=[.D53]+[.J52]" office:value-type="float" office:value="-2.18486146100263">
            <text:p>-2,185</text:p>
          </table:table-cell>
          <table:table-cell table:style-name="ce26" table:formula="of:=[.E53]+[.K52]" office:value-type="float" office:value="-2.04936555949023">
            <text:p>-2,049</text:p>
          </table:table-cell>
          <table:table-cell table:style-name="ce26" table:formula="of:=[.F53]+[.L52]" office:value-type="float" office:value="-1.07864852556583">
            <text:p>-1,0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43957434333257">
            <text:p>-1,44</text:p>
          </table:table-cell>
          <table:table-cell table:style-name="ce23" office:value-type="float" office:value="-0.745287117670058">
            <text:p>-0,75</text:p>
          </table:table-cell>
          <table:table-cell table:style-name="ce23" office:value-type="float" office:value="0.1354959015124">
            <text:p>0,14</text:p>
          </table:table-cell>
          <table:table-cell table:style-name="ce23" office:value-type="float" office:value="0.970717033924394">
            <text:p>0,97</text:p>
          </table:table-cell>
          <table:table-cell table:style-name="ce23" office:value-type="float" office:value="0.0556247959924941">
            <text:p>0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4]+[.I53]" office:value-type="float" office:value="-0.732596772826782">
            <text:p>-0,733</text:p>
          </table:table-cell>
          <table:table-cell table:style-name="ce26" table:formula="of:=[.D54]+[.J53]" office:value-type="float" office:value="-0.284357930106181">
            <text:p>-0,284</text:p>
          </table:table-cell>
          <table:table-cell table:style-name="ce26" table:formula="of:=[.E54]+[.K53]" office:value-type="float" office:value="-0.963125364971025">
            <text:p>-0,963</text:p>
          </table:table-cell>
          <table:table-cell table:style-name="ce26" table:formula="of:=[.F54]+[.L53]" office:value-type="float" office:value="-0.580709105395147">
            <text:p>-0,5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732596772826782">
            <text:p>-0,73</text:p>
          </table:table-cell>
          <table:table-cell table:style-name="ce23" office:value-type="float" office:value="0.448238842720602">
            <text:p>0,45</text:p>
          </table:table-cell>
          <table:table-cell table:style-name="ce23" office:value-type="float" office:value="-0.678767434864844">
            <text:p>-0,68</text:p>
          </table:table-cell>
          <table:table-cell table:style-name="ce23" office:value-type="float" office:value="0.382416259575878">
            <text:p>0,38</text:p>
          </table:table-cell>
          <table:table-cell table:style-name="ce23" office:value-type="float" office:value="-1.17254567758261">
            <text:p>-1,1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5]+[.I54]" office:value-type="float" office:value="1.40548641615929">
            <text:p>1,405</text:p>
          </table:table-cell>
          <table:table-cell table:style-name="ce26" table:formula="of:=[.D55]+[.J54]" office:value-type="float" office:value="0.711955795130503">
            <text:p>0,712</text:p>
          </table:table-cell>
          <table:table-cell table:style-name="ce26" table:formula="of:=[.E55]+[.K54]" office:value-type="float" office:value="0.519949111690217">
            <text:p>0,520</text:p>
          </table:table-cell>
          <table:table-cell table:style-name="ce26" table:formula="of:=[.F55]+[.L54]" office:value-type="float" office:value="0.0473767994174888">
            <text:p>0,0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1.40548641615929">
            <text:p>1,41</text:p>
          </table:table-cell>
          <table:table-cell table:style-name="ce23" office:value-type="float" office:value="-0.693530621028785">
            <text:p>-0,69</text:p>
          </table:table-cell>
          <table:table-cell table:style-name="ce23" office:value-type="float" office:value="-0.192006683440286">
            <text:p>-0,19</text:p>
          </table:table-cell>
          <table:table-cell table:style-name="ce23" office:value-type="float" office:value="-0.472572312272728">
            <text:p>-0,47</text:p>
          </table:table-cell>
          <table:table-cell table:style-name="ce23" office:value-type="float" office:value="0.473690225730468">
            <text:p>0,4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6]+[.I55]" office:value-type="float" office:value="0.242060305916346">
            <text:p>0,242</text:p>
          </table:table-cell>
          <table:table-cell table:style-name="ce26" table:formula="of:=[.D56]+[.J55]" office:value-type="float" office:value="1.2841336726022">
            <text:p>1,284</text:p>
          </table:table-cell>
          <table:table-cell table:style-name="ce26" table:formula="of:=[.E56]+[.K55]" office:value-type="float" office:value="1.63590760005573">
            <text:p>1,636</text:p>
          </table:table-cell>
          <table:table-cell table:style-name="ce26" table:formula="of:=[.F56]+[.L55]" office:value-type="float" office:value="1.29175448432198">
            <text:p>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42060305916346">
            <text:p>0,24</text:p>
          </table:table-cell>
          <table:table-cell table:style-name="ce23" office:value-type="float" office:value="1.04207336668585">
            <text:p>1,04</text:p>
          </table:table-cell>
          <table:table-cell table:style-name="ce23" office:value-type="float" office:value="0.351773927453531">
            <text:p>0,35</text:p>
          </table:table-cell>
          <table:table-cell table:style-name="ce23" office:value-type="float" office:value="-0.344153115733746">
            <text:p>-0,34</text:p>
          </table:table-cell>
          <table:table-cell table:style-name="ce23" office:value-type="float" office:value="0.133109610278522">
            <text:p>0,1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7]+[.I56]" office:value-type="float" office:value="0.218846426499964">
            <text:p>0,219</text:p>
          </table:table-cell>
          <table:table-cell table:style-name="ce26" table:formula="of:=[.D57]+[.J56]" office:value-type="float" office:value="-0.847065880349653">
            <text:p>-0,847</text:p>
          </table:table-cell>
          <table:table-cell table:style-name="ce26" table:formula="of:=[.E57]+[.K56]" office:value-type="float" office:value="-1.21815966127345">
            <text:p>-1,218</text:p>
          </table:table-cell>
          <table:table-cell table:style-name="ce26" table:formula="of:=[.F57]+[.L56]" office:value-type="float" office:value="-1.59002823180664">
            <text:p>-1,59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18846426499964">
            <text:p>0,22</text:p>
          </table:table-cell>
          <table:table-cell table:style-name="ce23" office:value-type="float" office:value="-1.06591230684962">
            <text:p>-1,07</text:p>
          </table:table-cell>
          <table:table-cell table:style-name="ce23" office:value-type="float" office:value="-0.371093780923801">
            <text:p>-0,37</text:p>
          </table:table-cell>
          <table:table-cell table:style-name="ce23" office:value-type="float" office:value="-0.371868570533184">
            <text:p>-0,37</text:p>
          </table:table-cell>
          <table:table-cell table:style-name="ce23" office:value-type="float" office:value="-0.635557630470638">
            <text:p>-0,6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8]+[.I57]" office:value-type="float" office:value="0.372614656177344">
            <text:p>0,373</text:p>
          </table:table-cell>
          <table:table-cell table:style-name="ce26" table:formula="of:=[.D58]+[.J57]" office:value-type="float" office:value="0.608403381730467">
            <text:p>0,608</text:p>
          </table:table-cell>
          <table:table-cell table:style-name="ce26" table:formula="of:=[.E58]+[.K57]" office:value-type="float" office:value="2.49496255587506">
            <text:p>2,495</text:p>
          </table:table-cell>
          <table:table-cell table:style-name="ce26" table:formula="of:=[.F58]+[.L57]" office:value-type="float" office:value="1.93908961975537">
            <text:p>1,9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72614656177344">
            <text:p>0,37</text:p>
          </table:table-cell>
          <table:table-cell table:style-name="ce23" office:value-type="float" office:value="0.235788725553123">
            <text:p>0,24</text:p>
          </table:table-cell>
          <table:table-cell table:style-name="ce23" office:value-type="float" office:value="1.88655917414459">
            <text:p>1,89</text:p>
          </table:table-cell>
          <table:table-cell table:style-name="ce23" office:value-type="float" office:value="-0.555872936119689">
            <text:p>-0,56</text:p>
          </table:table-cell>
          <table:table-cell table:style-name="ce23" office:value-type="float" office:value="0.407653094492259">
            <text:p>0,4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9]+[.I58]" office:value-type="float" office:value="0.0365886296452531">
            <text:p>0,037</text:p>
          </table:table-cell>
          <table:table-cell table:style-name="ce26" table:formula="of:=[.D59]+[.J58]" office:value-type="float" office:value="1.33190212991627">
            <text:p>1,332</text:p>
          </table:table-cell>
          <table:table-cell table:style-name="ce26" table:formula="of:=[.E59]+[.K58]" office:value-type="float" office:value="0.324007756918002">
            <text:p>0,324</text:p>
          </table:table-cell>
          <table:table-cell table:style-name="ce26" table:formula="of:=[.F59]+[.L58]" office:value-type="float" office:value="-0.101909830087809">
            <text:p>-0,10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365886296452531">
            <text:p>0,04</text:p>
          </table:table-cell>
          <table:table-cell table:style-name="ce23" office:value-type="float" office:value="1.29531350027101">
            <text:p>1,30</text:p>
          </table:table-cell>
          <table:table-cell table:style-name="ce23" office:value-type="float" office:value="-1.00789437299827">
            <text:p>-1,01</text:p>
          </table:table-cell>
          <table:table-cell table:style-name="ce23" office:value-type="float" office:value="-0.42591758700581">
            <text:p>-0,43</text:p>
          </table:table-cell>
          <table:table-cell table:style-name="ce23" office:value-type="float" office:value="-0.303713988243401">
            <text:p>-0,3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0]+[.I59]" office:value-type="float" office:value="0.378546770293383">
            <text:p>0,379</text:p>
          </table:table-cell>
          <table:table-cell table:style-name="ce26" table:formula="of:=[.D60]+[.J59]" office:value-type="float" office:value="0.017688271039857">
            <text:p>0,018</text:p>
          </table:table-cell>
          <table:table-cell table:style-name="ce26" table:formula="of:=[.E60]+[.K59]" office:value-type="float" office:value="0.487400826116265">
            <text:p>0,487</text:p>
          </table:table-cell>
          <table:table-cell table:style-name="ce26" table:formula="of:=[.F60]+[.L59]" office:value-type="float" office:value="0.0345928403905716">
            <text:p>0,0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78546770293383">
            <text:p>0,38</text:p>
          </table:table-cell>
          <table:table-cell table:style-name="ce23" office:value-type="float" office:value="-0.360858499253526">
            <text:p>-0,36</text:p>
          </table:table-cell>
          <table:table-cell table:style-name="ce23" office:value-type="float" office:value="0.469712555076408">
            <text:p>0,47</text:p>
          </table:table-cell>
          <table:table-cell table:style-name="ce23" office:value-type="float" office:value="-0.452807985725694">
            <text:p>-0,45</text:p>
          </table:table-cell>
          <table:table-cell table:style-name="ce23" office:value-type="float" office:value="-0.679246867050789">
            <text:p>-0,6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1]+[.I60]" office:value-type="float" office:value="0.0842639707420907">
            <text:p>0,084</text:p>
          </table:table-cell>
          <table:table-cell table:style-name="ce26" table:formula="of:=[.D61]+[.J60]" office:value-type="float" office:value="-0.0139155615870686">
            <text:p>-0,014</text:p>
          </table:table-cell>
          <table:table-cell table:style-name="ce26" table:formula="of:=[.E61]+[.K60]" office:value-type="float" office:value="-0.210451765666184">
            <text:p>-0,210</text:p>
          </table:table-cell>
          <table:table-cell table:style-name="ce26" table:formula="of:=[.F61]+[.L60]" office:value-type="float" office:value="1.04751176992185">
            <text:p>1,04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842639707420907">
            <text:p>0,08</text:p>
          </table:table-cell>
          <table:table-cell table:style-name="ce23" office:value-type="float" office:value="-0.0981795323291592">
            <text:p>-0,10</text:p>
          </table:table-cell>
          <table:table-cell table:style-name="ce23" office:value-type="float" office:value="-0.196536204079115">
            <text:p>-0,20</text:p>
          </table:table-cell>
          <table:table-cell table:style-name="ce23" office:value-type="float" office:value="1.25796353558803">
            <text:p>1,26</text:p>
          </table:table-cell>
          <table:table-cell table:style-name="ce23" office:value-type="float" office:value="-1.01393111602235">
            <text:p>-1,0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2]+[.I61]" office:value-type="float" office:value="0.339964586179229">
            <text:p>0,340</text:p>
          </table:table-cell>
          <table:table-cell table:style-name="ce26" table:formula="of:=[.D62]+[.J61]" office:value-type="float" office:value="0.641473881374915">
            <text:p>0,641</text:p>
          </table:table-cell>
          <table:table-cell table:style-name="ce26" table:formula="of:=[.E62]+[.K61]" office:value-type="float" office:value="0.42416208366388">
            <text:p>0,424</text:p>
          </table:table-cell>
          <table:table-cell table:style-name="ce26" table:formula="of:=[.F62]+[.L61]" office:value-type="float" office:value="0.220405700114007">
            <text:p>0,22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39964586179229">
            <text:p>0,34</text:p>
          </table:table-cell>
          <table:table-cell table:style-name="ce23" office:value-type="float" office:value="0.301509295195686">
            <text:p>0,30</text:p>
          </table:table-cell>
          <table:table-cell table:style-name="ce23" office:value-type="float" office:value="-0.217311797711035">
            <text:p>-0,22</text:p>
          </table:table-cell>
          <table:table-cell table:style-name="ce23" office:value-type="float" office:value="-0.203756383549873">
            <text:p>-0,20</text:p>
          </table:table-cell>
          <table:table-cell table:style-name="ce23" office:value-type="float" office:value="0.942269425161156">
            <text:p>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3]+[.I62]" office:value-type="float" office:value="0.398623220584382">
            <text:p>0,399</text:p>
          </table:table-cell>
          <table:table-cell table:style-name="ce26" table:formula="of:=[.D63]+[.J62]" office:value-type="float" office:value="0.651742208358827">
            <text:p>0,652</text:p>
          </table:table-cell>
          <table:table-cell table:style-name="ce26" table:formula="of:=[.E63]+[.K62]" office:value-type="float" office:value="-1.33238730072499">
            <text:p>-1,332</text:p>
          </table:table-cell>
          <table:table-cell table:style-name="ce26" table:formula="of:=[.F63]+[.L62]" office:value-type="float" office:value="-0.161147963327944">
            <text:p>-0,16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98623220584382">
            <text:p>0,40</text:p>
          </table:table-cell>
          <table:table-cell table:style-name="ce23" office:value-type="float" office:value="0.253118987774444">
            <text:p>0,25</text:p>
          </table:table-cell>
          <table:table-cell table:style-name="ce23" office:value-type="float" office:value="-1.98412950908382">
            <text:p>-1,98</text:p>
          </table:table-cell>
          <table:table-cell table:style-name="ce23" office:value-type="float" office:value="1.17123933739705">
            <text:p>1,17</text:p>
          </table:table-cell>
          <table:table-cell table:style-name="ce23" office:value-type="float" office:value="0.614434636143865">
            <text:p>0,6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4]+[.I63]" office:value-type="float" office:value="-0.858764622817359">
            <text:p>-0,859</text:p>
          </table:table-cell>
          <table:table-cell table:style-name="ce26" table:formula="of:=[.D64]+[.J63]" office:value-type="float" office:value="-0.2080751152961">
            <text:p>-0,208</text:p>
          </table:table-cell>
          <table:table-cell table:style-name="ce26" table:formula="of:=[.E64]+[.K63]" office:value-type="float" office:value="0.0821197921418973">
            <text:p>0,082</text:p>
          </table:table-cell>
          <table:table-cell table:style-name="ce26" table:formula="of:=[.F64]+[.L63]" office:value-type="float" office:value="-0.0246782888146215">
            <text:p>-0,0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858764622817359">
            <text:p>-0,86</text:p>
          </table:table-cell>
          <table:table-cell table:style-name="ce23" office:value-type="float" office:value="0.650689507521259">
            <text:p>0,65</text:p>
          </table:table-cell>
          <table:table-cell table:style-name="ce23" office:value-type="float" office:value="0.290194907437997">
            <text:p>0,29</text:p>
          </table:table-cell>
          <table:table-cell table:style-name="ce23" office:value-type="float" office:value="-0.106798080956519">
            <text:p>-0,11</text:p>
          </table:table-cell>
          <table:table-cell table:style-name="ce23" office:value-type="float" office:value="-0.198772458227594">
            <text:p>-0,2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5]+[.I64]" office:value-type="float" office:value="0.567677192755019">
            <text:p>0,568</text:p>
          </table:table-cell>
          <table:table-cell table:style-name="ce26" table:formula="of:=[.D65]+[.J64]" office:value-type="float" office:value="1.25814846700741">
            <text:p>1,258</text:p>
          </table:table-cell>
          <table:table-cell table:style-name="ce26" table:formula="of:=[.E65]+[.K64]" office:value-type="float" office:value="1.16648624512052">
            <text:p>1,166</text:p>
          </table:table-cell>
          <table:table-cell table:style-name="ce26" table:formula="of:=[.F65]+[.L64]" office:value-type="float" office:value="0.991178251945552">
            <text:p>0,99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567677192755019">
            <text:p>0,57</text:p>
          </table:table-cell>
          <table:table-cell table:style-name="ce23" office:value-type="float" office:value="0.690471274252394">
            <text:p>0,69</text:p>
          </table:table-cell>
          <table:table-cell table:style-name="ce23" office:value-type="float" office:value="-0.0916622218868905">
            <text:p>-0,09</text:p>
          </table:table-cell>
          <table:table-cell table:style-name="ce23" office:value-type="float" office:value="-0.175307993174971">
            <text:p>-0,18</text:p>
          </table:table-cell>
          <table:table-cell table:style-name="ce23" office:value-type="float" office:value="-0.342607445495403">
            <text:p>-0,3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6]+[.I65]" office:value-type="float" office:value="-0.326240377483706">
            <text:p>-0,326</text:p>
          </table:table-cell>
          <table:table-cell table:style-name="ce26" table:formula="of:=[.D66]+[.J65]" office:value-type="float" office:value="-0.876146873011355">
            <text:p>-0,876</text:p>
          </table:table-cell>
          <table:table-cell table:style-name="ce26" table:formula="of:=[.E66]+[.K65]" office:value-type="float" office:value="-0.774970508945086">
            <text:p>-0,775</text:p>
          </table:table-cell>
          <table:table-cell table:style-name="ce26" table:formula="of:=[.F66]+[.L65]" office:value-type="float" office:value="-0.763618599178235">
            <text:p>-0,76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326240377483706">
            <text:p>-0,33</text:p>
          </table:table-cell>
          <table:table-cell table:style-name="ce23" office:value-type="float" office:value="-0.549906495527649">
            <text:p>-0,55</text:p>
          </table:table-cell>
          <table:table-cell table:style-name="ce23" office:value-type="float" office:value="0.101176364066268">
            <text:p>0,10</text:p>
          </table:table-cell>
          <table:table-cell table:style-name="ce23" office:value-type="float" office:value="0.0113519097668517">
            <text:p>0,01</text:p>
          </table:table-cell>
          <table:table-cell table:style-name="ce23" office:value-type="float" office:value="0.939637960686595">
            <text:p>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7]+[.I66]" office:value-type="float" office:value="-0.473745782236131">
            <text:p>-0,474</text:p>
          </table:table-cell>
          <table:table-cell table:style-name="ce26" table:formula="of:=[.D67]+[.J66]" office:value-type="float" office:value="-1.49502253118389">
            <text:p>-1,495</text:p>
          </table:table-cell>
          <table:table-cell table:style-name="ce26" table:formula="of:=[.E67]+[.K66]" office:value-type="float" office:value="-1.39162110991015">
            <text:p>-1,392</text:p>
          </table:table-cell>
          <table:table-cell table:style-name="ce26" table:formula="of:=[.F67]+[.L66]" office:value-type="float" office:value="-1.39795045340803">
            <text:p>-1,39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73745782236131">
            <text:p>-0,47</text:p>
          </table:table-cell>
          <table:table-cell table:style-name="ce23" office:value-type="float" office:value="-1.02127674894776">
            <text:p>-1,02</text:p>
          </table:table-cell>
          <table:table-cell table:style-name="ce23" office:value-type="float" office:value="0.103401421273743">
            <text:p>0,10</text:p>
          </table:table-cell>
          <table:table-cell table:style-name="ce23" office:value-type="float" office:value="-0.00632934349788234">
            <text:p>-0,01</text:p>
          </table:table-cell>
          <table:table-cell table:style-name="ce23" office:value-type="float" office:value="0.131468596943528">
            <text:p>0,1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8]+[.I67]" office:value-type="float" office:value="-0.528773477212869">
            <text:p>-0,529</text:p>
          </table:table-cell>
          <table:table-cell table:style-name="ce26" table:formula="of:=[.D68]+[.J67]" office:value-type="float" office:value="0.0424608202419942">
            <text:p>0,042</text:p>
          </table:table-cell>
          <table:table-cell table:style-name="ce26" table:formula="of:=[.E68]+[.K67]" office:value-type="float" office:value="1.07744714900185">
            <text:p>1,077</text:p>
          </table:table-cell>
          <table:table-cell table:style-name="ce26" table:formula="of:=[.F68]+[.L67]" office:value-type="float" office:value="1.58718642675572">
            <text:p>1,58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528773477212869">
            <text:p>-0,53</text:p>
          </table:table-cell>
          <table:table-cell table:style-name="ce23" office:value-type="float" office:value="0.571234297454863">
            <text:p>0,57</text:p>
          </table:table-cell>
          <table:table-cell table:style-name="ce23" office:value-type="float" office:value="1.03498632875985">
            <text:p>1,03</text:p>
          </table:table-cell>
          <table:table-cell table:style-name="ce23" office:value-type="float" office:value="0.509739277753868">
            <text:p>0,51</text:p>
          </table:table-cell>
          <table:table-cell table:style-name="ce23" office:value-type="float" office:value="0.0731909443076794">
            <text:p>0,0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9]+[.I68]" office:value-type="float" office:value="0.160237871752335">
            <text:p>0,160</text:p>
          </table:table-cell>
          <table:table-cell table:style-name="ce26" table:formula="of:=[.D69]+[.J68]" office:value-type="float" office:value="0.374463122912307">
            <text:p>0,374</text:p>
          </table:table-cell>
          <table:table-cell table:style-name="ce26" table:formula="of:=[.E69]+[.K68]" office:value-type="float" office:value="0.69926519653224">
            <text:p>0,699</text:p>
          </table:table-cell>
          <table:table-cell table:style-name="ce26" table:formula="of:=[.F69]+[.L68]" office:value-type="float" office:value="0.181491726367464">
            <text:p>0,1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60237871752335">
            <text:p>0,16</text:p>
          </table:table-cell>
          <table:table-cell table:style-name="ce23" office:value-type="float" office:value="0.214225251159972">
            <text:p>0,21</text:p>
          </table:table-cell>
          <table:table-cell table:style-name="ce23" office:value-type="float" office:value="0.324802073619933">
            <text:p>0,32</text:p>
          </table:table-cell>
          <table:table-cell table:style-name="ce23" office:value-type="float" office:value="-0.517773470164776">
            <text:p>-0,52</text:p>
          </table:table-cell>
          <table:table-cell table:style-name="ce23" office:value-type="float" office:value="0.981461515408535">
            <text:p>0,9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0]+[.I69]" office:value-type="float" office:value="-1.1597223007375">
            <text:p>-1,160</text:p>
          </table:table-cell>
          <table:table-cell table:style-name="ce26" table:formula="of:=[.D70]+[.J69]" office:value-type="float" office:value="-1.79960001357551">
            <text:p>-1,800</text:p>
          </table:table-cell>
          <table:table-cell table:style-name="ce26" table:formula="of:=[.E70]+[.K69]" office:value-type="float" office:value="-1.39999047613014">
            <text:p>-1,400</text:p>
          </table:table-cell>
          <table:table-cell table:style-name="ce26" table:formula="of:=[.F70]+[.L69]" office:value-type="float" office:value="-2.32400498977241">
            <text:p>-2,3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1597223007375">
            <text:p>-1,16</text:p>
          </table:table-cell>
          <table:table-cell table:style-name="ce23" office:value-type="float" office:value="-0.639877712838013">
            <text:p>-0,64</text:p>
          </table:table-cell>
          <table:table-cell table:style-name="ce23" office:value-type="float" office:value="0.399609537445367">
            <text:p>0,40</text:p>
          </table:table-cell>
          <table:table-cell table:style-name="ce23" office:value-type="float" office:value="-0.924014513642272">
            <text:p>-0,92</text:p>
          </table:table-cell>
          <table:table-cell table:style-name="ce23" office:value-type="float" office:value="-0.548135175256701">
            <text:p>-0,5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1]+[.I70]" office:value-type="float" office:value="0.43513600607508">
            <text:p>0,435</text:p>
          </table:table-cell>
          <table:table-cell table:style-name="ce26" table:formula="of:=[.D71]+[.J70]" office:value-type="float" office:value="0.871693762030962">
            <text:p>0,872</text:p>
          </table:table-cell>
          <table:table-cell table:style-name="ce26" table:formula="of:=[.E71]+[.K70]" office:value-type="float" office:value="0.494722120566672">
            <text:p>0,495</text:p>
          </table:table-cell>
          <table:table-cell table:style-name="ce26" table:formula="of:=[.F71]+[.L70]" office:value-type="float" office:value="0.62939801806266">
            <text:p>0,6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43513600607508">
            <text:p>0,44</text:p>
          </table:table-cell>
          <table:table-cell table:style-name="ce23" office:value-type="float" office:value="0.436557755955881">
            <text:p>0,44</text:p>
          </table:table-cell>
          <table:table-cell table:style-name="ce23" office:value-type="float" office:value="-0.376971641464289">
            <text:p>-0,38</text:p>
          </table:table-cell>
          <table:table-cell table:style-name="ce23" office:value-type="float" office:value="0.134675897495988">
            <text:p>0,13</text:p>
          </table:table-cell>
          <table:table-cell table:style-name="ce23" office:value-type="float" office:value="-0.578201230204375">
            <text:p>-0,5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2]+[.I71]" office:value-type="float" office:value="-0.204322050657906">
            <text:p>-0,204</text:p>
          </table:table-cell>
          <table:table-cell table:style-name="ce26" table:formula="of:=[.D72]+[.J71]" office:value-type="float" office:value="-0.33716689940055">
            <text:p>-0,337</text:p>
          </table:table-cell>
          <table:table-cell table:style-name="ce26" table:formula="of:=[.E72]+[.K71]" office:value-type="float" office:value="-0.495129729604105">
            <text:p>-0,495</text:p>
          </table:table-cell>
          <table:table-cell table:style-name="ce26" table:formula="of:=[.F72]+[.L71]" office:value-type="float" office:value="-0.51959824191977">
            <text:p>-0,52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204322050657906">
            <text:p>-0,20</text:p>
          </table:table-cell>
          <table:table-cell table:style-name="ce23" office:value-type="float" office:value="-0.132844848742644">
            <text:p>-0,13</text:p>
          </table:table-cell>
          <table:table-cell table:style-name="ce23" office:value-type="float" office:value="-0.157962830203555">
            <text:p>-0,16</text:p>
          </table:table-cell>
          <table:table-cell table:style-name="ce23" office:value-type="float" office:value="-0.0244685123156655">
            <text:p>-0,02</text:p>
          </table:table-cell>
          <table:table-cell table:style-name="ce23" office:value-type="float" office:value="-0.936602945743363">
            <text:p>-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3]+[.I72]" office:value-type="float" office:value="-0.100039571497719">
            <text:p>-0,100</text:p>
          </table:table-cell>
          <table:table-cell table:style-name="ce26" table:formula="of:=[.D73]+[.J72]" office:value-type="float" office:value="-1.24670236802311">
            <text:p>-1,247</text:p>
          </table:table-cell>
          <table:table-cell table:style-name="ce26" table:formula="of:=[.E73]+[.K72]" office:value-type="float" office:value="-1.12782431832353">
            <text:p>-1,128</text:p>
          </table:table-cell>
          <table:table-cell table:style-name="ce26" table:formula="of:=[.F73]+[.L72]" office:value-type="float" office:value="-0.953472510944152">
            <text:p>-0,9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100039571497719">
            <text:p>-0,10</text:p>
          </table:table-cell>
          <table:table-cell table:style-name="ce23" office:value-type="float" office:value="-1.1466627965254">
            <text:p>-1,15</text:p>
          </table:table-cell>
          <table:table-cell table:style-name="ce23" office:value-type="float" office:value="0.118878049699585">
            <text:p>0,12</text:p>
          </table:table-cell>
          <table:table-cell table:style-name="ce23" office:value-type="float" office:value="0.174351807379377">
            <text:p>0,17</text:p>
          </table:table-cell>
          <table:table-cell table:style-name="ce23" office:value-type="float" office:value="-0.860650683290998">
            <text:p>-0,8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4]+[.I73]" office:value-type="float" office:value="-0.402236043236819">
            <text:p>-0,402</text:p>
          </table:table-cell>
          <table:table-cell table:style-name="ce26" table:formula="of:=[.D74]+[.J73]" office:value-type="float" office:value="0.278924047682591">
            <text:p>0,279</text:p>
          </table:table-cell>
          <table:table-cell table:style-name="ce26" table:formula="of:=[.E74]+[.K73]" office:value-type="float" office:value="0.926760390195967">
            <text:p>0,927</text:p>
          </table:table-cell>
          <table:table-cell table:style-name="ce26" table:formula="of:=[.F74]+[.L73]" office:value-type="float" office:value="1.24984751388366">
            <text:p>1,25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02236043236819">
            <text:p>-0,40</text:p>
          </table:table-cell>
          <table:table-cell table:style-name="ce23" office:value-type="float" office:value="0.68116009091941">
            <text:p>0,68</text:p>
          </table:table-cell>
          <table:table-cell table:style-name="ce23" office:value-type="float" office:value="0.647836342513376">
            <text:p>0,65</text:p>
          </table:table-cell>
          <table:table-cell table:style-name="ce23" office:value-type="float" office:value="0.323087123687695">
            <text:p>0,32</text:p>
          </table:table-cell>
          <table:table-cell table:style-name="ce23" office:value-type="float" office:value="-1.49387351693728">
            <text:p>-1,4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5]+[.I74]" office:value-type="float" office:value="-0.153944833950084">
            <text:p>-0,154</text:p>
          </table:table-cell>
          <table:table-cell table:style-name="ce26" table:formula="of:=[.D75]+[.J74]" office:value-type="float" office:value="0.179463237107799">
            <text:p>0,179</text:p>
          </table:table-cell>
          <table:table-cell table:style-name="ce26" table:formula="of:=[.E75]+[.K74]" office:value-type="float" office:value="0.903006037293978">
            <text:p>0,903</text:p>
          </table:table-cell>
          <table:table-cell table:style-name="ce26" table:formula="of:=[.F75]+[.L74]" office:value-type="float" office:value="0.735276162053214">
            <text:p>0,7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153944833950084">
            <text:p>-0,15</text:p>
          </table:table-cell>
          <table:table-cell table:style-name="ce23" office:value-type="float" office:value="0.333408071057883">
            <text:p>0,33</text:p>
          </table:table-cell>
          <table:table-cell table:style-name="ce23" office:value-type="float" office:value="0.723542800186179">
            <text:p>0,72</text:p>
          </table:table-cell>
          <table:table-cell table:style-name="ce23" office:value-type="float" office:value="-0.167729875240764">
            <text:p>-0,17</text:p>
          </table:table-cell>
          <table:table-cell table:style-name="ce23" office:value-type="float" office:value="0.176901885569121">
            <text:p>0,18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21:45:2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wnian_20_Motion" style:display-name="PageStyle_Brownian Mo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21:46:04</dc:date>
    <meta:generator>LibreOffice/3.6$MacOSX_x86 LibreOffice_project/58f22d5-270d05a-e2abed1-ea17a85-9b5702</meta:generator>
    <meta:editing-duration>PT1M18S</meta:editing-duration>
    <meta:editing-cycles>2</meta:editing-cycles>
    <meta:document-statistic meta:table-count="2" meta:cell-count="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54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54">
      <style:chart-properties chart:symbol-type="named-symbol" chart:symbol-name="bow-tie" chart:symbol-width="0.176cm" chart:symbol-height="0.176cm"/>
      <style:graphic-properties svg:stroke-width="0.035cm"/>
      <style:text-properties fo:font-size="10pt" style:font-size-asian="10pt" style:font-size-complex="10pt"/>
    </style:style>
    <style:style style:name="ch21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4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5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6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7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8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9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808000" draw:fill-color="#808000"/>
      <style:text-properties fo:font-size="10pt" style:font-size-asian="10pt" style:font-size-complex="10pt"/>
    </style:style>
    <style:style style:name="ch5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1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2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3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4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5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6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ffcc" draw:fill-color="#ffffcc"/>
      <style:text-properties fo:font-size="10pt" style:font-size-asian="10pt" style:font-size-complex="10pt"/>
    </style:style>
    <style:style style:name="ch57" style:family="chart">
      <style:graphic-properties draw:stroke="solid" svg:stroke-width="0.035cm" svg:stroke-color="#808080" draw:fill="solid" draw:fill-color="#ffffff"/>
    </style:style>
    <style:style style:name="ch58" style:family="chart">
      <style:graphic-properties draw:fill-color="#d9d9d9"/>
    </style:style>
  </office:automatic-styles>
  <office:body>
    <office:chart>
      <chart:chart svg:width="15.327cm" svg:height="8.125cm" xlink:href=".." xlink:type="simple" chart:class="chart:line" chart:style-name="ch1">
        <chart:title svg:x="5.651cm" svg:y="0.275cm" chart:style-name="ch2">
          <text:p>Paths of a Brownian Motion</text:p>
        </chart:title>
        <chart:plot-area chart:style-name="ch3" table:cell-range-address="'Brownian Motion'.I24:'Brownian Motion'.M74" chart:data-source-has-labels="row" svg:x="1.19cm" svg:y="1.249cm" svg:width="13.33cm" svg:height="5.805cm">
          <chartooo:coordinate-region svg:x="2.342cm" svg:y="1.423cm" svg:width="12.084cm" svg:height="5.035cm"/>
          <chart:axis chart:dimension="x" chart:name="primary-x" chart:style-name="ch4" chartooo:axis-type="auto">
            <chartooo:date-scale/>
            <chart:title svg:x="8.142cm" svg:y="7.32cm" chart:style-name="ch5">
              <text:p>Time</text:p>
            </chart:title>
            <chart:categories table:cell-range-address="'Brownian Motion'.I24:'Brownian Motion'.M24"/>
          </chart:axis>
          <chart:axis chart:dimension="y" chart:name="primary-y" chart:style-name="ch6">
            <chart:title svg:x="0.249cm" svg:y="3.407cm" chart:style-name="ch7">
              <text:p>Value</text:p>
            </chart:title>
            <chart:grid chart:class="major"/>
          </chart:axis>
          <chart:series chart:style-name="ch8" chart:values-cell-range-address="'Brownian Motion'.I25:'Brownian Motion'.M25" chart:class="chart:line">
            <chart:data-point chart:repeated="5"/>
          </chart:series>
          <chart:series chart:style-name="ch9" chart:values-cell-range-address="'Brownian Motion'.I26:'Brownian Motion'.M26" chart:class="chart:line">
            <chart:data-point chart:repeated="5"/>
          </chart:series>
          <chart:series chart:style-name="ch10" chart:values-cell-range-address="'Brownian Motion'.I27:'Brownian Motion'.M27" chart:class="chart:line">
            <chart:data-point chart:repeated="5"/>
          </chart:series>
          <chart:series chart:style-name="ch11" chart:values-cell-range-address="'Brownian Motion'.I28:'Brownian Motion'.M28" chart:class="chart:line">
            <chart:data-point chart:repeated="5"/>
          </chart:series>
          <chart:series chart:style-name="ch12" chart:values-cell-range-address="'Brownian Motion'.I29:'Brownian Motion'.M29" chart:class="chart:line">
            <chart:data-point chart:repeated="5"/>
          </chart:series>
          <chart:series chart:style-name="ch13" chart:values-cell-range-address="'Brownian Motion'.I30:'Brownian Motion'.M30" chart:class="chart:line">
            <chart:data-point chart:repeated="5"/>
          </chart:series>
          <chart:series chart:style-name="ch14" chart:values-cell-range-address="'Brownian Motion'.I31:'Brownian Motion'.M31" chart:class="chart:line">
            <chart:data-point chart:repeated="5"/>
          </chart:series>
          <chart:series chart:style-name="ch15" chart:values-cell-range-address="'Brownian Motion'.I32:'Brownian Motion'.M32" chart:class="chart:line">
            <chart:data-point chart:repeated="5"/>
          </chart:series>
          <chart:series chart:style-name="ch16" chart:values-cell-range-address="'Brownian Motion'.I33:'Brownian Motion'.M33" chart:class="chart:line">
            <chart:data-point chart:repeated="5"/>
          </chart:series>
          <chart:series chart:style-name="ch17" chart:values-cell-range-address="'Brownian Motion'.I34:'Brownian Motion'.M34" chart:class="chart:line">
            <chart:data-point chart:repeated="5"/>
          </chart:series>
          <chart:series chart:style-name="ch18" chart:values-cell-range-address="'Brownian Motion'.I35:'Brownian Motion'.M35" chart:class="chart:line">
            <chart:data-point chart:repeated="5"/>
          </chart:series>
          <chart:series chart:style-name="ch19" chart:values-cell-range-address="'Brownian Motion'.I36:'Brownian Motion'.M36" chart:class="chart:line">
            <chart:data-point chart:repeated="5"/>
          </chart:series>
          <chart:series chart:style-name="ch20" chart:values-cell-range-address="'Brownian Motion'.I37:'Brownian Motion'.M37" chart:class="chart:line">
            <chart:data-point chart:repeated="5"/>
          </chart:series>
          <chart:series chart:style-name="ch21" chart:values-cell-range-address="'Brownian Motion'.I38:'Brownian Motion'.M38" chart:class="chart:line">
            <chart:data-point chart:repeated="5"/>
          </chart:series>
          <chart:series chart:style-name="ch22" chart:values-cell-range-address="'Brownian Motion'.I39:'Brownian Motion'.M39" chart:class="chart:line">
            <chart:data-point chart:repeated="5"/>
          </chart:series>
          <chart:series chart:style-name="ch23" chart:values-cell-range-address="'Brownian Motion'.I40:'Brownian Motion'.M40" chart:class="chart:line">
            <chart:data-point chart:repeated="5"/>
          </chart:series>
          <chart:series chart:style-name="ch24" chart:values-cell-range-address="'Brownian Motion'.I41:'Brownian Motion'.M41" chart:class="chart:line">
            <chart:data-point chart:repeated="5"/>
          </chart:series>
          <chart:series chart:style-name="ch25" chart:values-cell-range-address="'Brownian Motion'.I42:'Brownian Motion'.M42" chart:class="chart:line">
            <chart:data-point chart:repeated="5"/>
          </chart:series>
          <chart:series chart:style-name="ch26" chart:values-cell-range-address="'Brownian Motion'.I43:'Brownian Motion'.M43" chart:class="chart:line">
            <chart:data-point chart:repeated="5"/>
          </chart:series>
          <chart:series chart:style-name="ch27" chart:values-cell-range-address="'Brownian Motion'.I44:'Brownian Motion'.M44" chart:class="chart:line">
            <chart:data-point chart:repeated="5"/>
          </chart:series>
          <chart:series chart:style-name="ch28" chart:values-cell-range-address="'Brownian Motion'.I45:'Brownian Motion'.M45" chart:class="chart:line">
            <chart:data-point chart:repeated="5"/>
          </chart:series>
          <chart:series chart:style-name="ch29" chart:values-cell-range-address="'Brownian Motion'.I46:'Brownian Motion'.M46" chart:class="chart:line">
            <chart:data-point chart:repeated="5"/>
          </chart:series>
          <chart:series chart:style-name="ch30" chart:values-cell-range-address="'Brownian Motion'.I47:'Brownian Motion'.M47" chart:class="chart:line">
            <chart:data-point chart:repeated="5"/>
          </chart:series>
          <chart:series chart:style-name="ch31" chart:values-cell-range-address="'Brownian Motion'.I48:'Brownian Motion'.M48" chart:class="chart:line">
            <chart:data-point chart:repeated="5"/>
          </chart:series>
          <chart:series chart:style-name="ch32" chart:values-cell-range-address="'Brownian Motion'.I49:'Brownian Motion'.M49" chart:class="chart:line">
            <chart:data-point chart:repeated="5"/>
          </chart:series>
          <chart:series chart:style-name="ch33" chart:values-cell-range-address="'Brownian Motion'.I50:'Brownian Motion'.M50" chart:class="chart:line">
            <chart:data-point chart:repeated="5"/>
          </chart:series>
          <chart:series chart:style-name="ch34" chart:values-cell-range-address="'Brownian Motion'.I51:'Brownian Motion'.M51" chart:class="chart:line">
            <chart:data-point chart:repeated="5"/>
          </chart:series>
          <chart:series chart:style-name="ch35" chart:values-cell-range-address="'Brownian Motion'.I52:'Brownian Motion'.M52" chart:class="chart:line">
            <chart:data-point chart:repeated="5"/>
          </chart:series>
          <chart:series chart:style-name="ch36" chart:values-cell-range-address="'Brownian Motion'.I53:'Brownian Motion'.M53" chart:class="chart:line">
            <chart:data-point chart:repeated="5"/>
          </chart:series>
          <chart:series chart:style-name="ch37" chart:values-cell-range-address="'Brownian Motion'.I54:'Brownian Motion'.M54" chart:class="chart:line">
            <chart:data-point chart:repeated="5"/>
          </chart:series>
          <chart:series chart:style-name="ch38" chart:values-cell-range-address="'Brownian Motion'.I55:'Brownian Motion'.M55" chart:class="chart:line">
            <chart:data-point chart:repeated="5"/>
          </chart:series>
          <chart:series chart:style-name="ch39" chart:values-cell-range-address="'Brownian Motion'.I56:'Brownian Motion'.M56" chart:class="chart:line">
            <chart:data-point chart:repeated="5"/>
          </chart:series>
          <chart:series chart:style-name="ch40" chart:values-cell-range-address="'Brownian Motion'.I57:'Brownian Motion'.M57" chart:class="chart:line">
            <chart:data-point chart:repeated="5"/>
          </chart:series>
          <chart:series chart:style-name="ch41" chart:values-cell-range-address="'Brownian Motion'.I58:'Brownian Motion'.M58" chart:class="chart:line">
            <chart:data-point chart:repeated="5"/>
          </chart:series>
          <chart:series chart:style-name="ch42" chart:values-cell-range-address="'Brownian Motion'.I59:'Brownian Motion'.M59" chart:class="chart:line">
            <chart:data-point chart:repeated="5"/>
          </chart:series>
          <chart:series chart:style-name="ch43" chart:values-cell-range-address="'Brownian Motion'.I60:'Brownian Motion'.M60" chart:class="chart:line">
            <chart:data-point chart:repeated="5"/>
          </chart:series>
          <chart:series chart:style-name="ch44" chart:values-cell-range-address="'Brownian Motion'.I61:'Brownian Motion'.M61" chart:class="chart:line">
            <chart:data-point chart:repeated="5"/>
          </chart:series>
          <chart:series chart:style-name="ch9" chart:values-cell-range-address="'Brownian Motion'.I62:'Brownian Motion'.M62" chart:class="chart:line">
            <chart:data-point chart:repeated="5"/>
          </chart:series>
          <chart:series chart:style-name="ch45" chart:values-cell-range-address="'Brownian Motion'.I63:'Brownian Motion'.M63" chart:class="chart:line">
            <chart:data-point chart:repeated="5"/>
          </chart:series>
          <chart:series chart:style-name="ch46" chart:values-cell-range-address="'Brownian Motion'.I64:'Brownian Motion'.M64" chart:class="chart:line">
            <chart:data-point chart:repeated="5"/>
          </chart:series>
          <chart:series chart:style-name="ch47" chart:values-cell-range-address="'Brownian Motion'.I65:'Brownian Motion'.M65" chart:class="chart:line">
            <chart:data-point chart:repeated="5"/>
          </chart:series>
          <chart:series chart:style-name="ch48" chart:values-cell-range-address="'Brownian Motion'.I66:'Brownian Motion'.M66" chart:class="chart:line">
            <chart:data-point chart:repeated="5"/>
          </chart:series>
          <chart:series chart:style-name="ch49" chart:values-cell-range-address="'Brownian Motion'.I67:'Brownian Motion'.M67" chart:class="chart:line">
            <chart:data-point chart:repeated="5"/>
          </chart:series>
          <chart:series chart:style-name="ch50" chart:values-cell-range-address="'Brownian Motion'.I68:'Brownian Motion'.M68" chart:class="chart:line">
            <chart:data-point chart:repeated="5"/>
          </chart:series>
          <chart:series chart:style-name="ch51" chart:values-cell-range-address="'Brownian Motion'.I69:'Brownian Motion'.M69" chart:class="chart:line">
            <chart:data-point chart:repeated="5"/>
          </chart:series>
          <chart:series chart:style-name="ch52" chart:values-cell-range-address="'Brownian Motion'.I70:'Brownian Motion'.M70" chart:class="chart:line">
            <chart:data-point chart:repeated="5"/>
          </chart:series>
          <chart:series chart:style-name="ch53" chart:values-cell-range-address="'Brownian Motion'.I71:'Brownian Motion'.M71" chart:class="chart:line">
            <chart:data-point chart:repeated="5"/>
          </chart:series>
          <chart:series chart:style-name="ch54" chart:values-cell-range-address="'Brownian Motion'.I72:'Brownian Motion'.M72" chart:class="chart:line">
            <chart:data-point chart:repeated="5"/>
          </chart:series>
          <chart:series chart:style-name="ch55" chart:values-cell-range-address="'Brownian Motion'.I73:'Brownian Motion'.M73" chart:class="chart:line">
            <chart:data-point chart:repeated="5"/>
          </chart:series>
          <chart:series chart:style-name="ch56" chart:values-cell-range-address="'Brownian Motion'.I74:'Brownian Motion'.M74" chart:class="chart:line">
            <chart:data-point chart:repeated="5"/>
          </chart:series>
          <chart:wall chart:style-name="ch57"/>
          <chart:floor chart:style-name="ch5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rownian Motion'.I24:'Brownian Motion'.M24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5:'Brownian Motion'.M25</svg:desc>
                </draw:g>
              </table:table-cell>
              <table:table-cell office:value-type="float" office:value="0.265181486640997">
                <text:p>0.265181486640997</text:p>
              </table:table-cell>
              <table:table-cell office:value-type="float" office:value="-1.05350551887622">
                <text:p>-1.05350551887622</text:p>
              </table:table-cell>
              <table:table-cell office:value-type="float" office:value="-1.26219076672885">
                <text:p>-1.26219076672885</text:p>
              </table:table-cell>
              <table:table-cell office:value-type="float" office:value="-1.44347715269672">
                <text:p>-1.44347715269672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6:'Brownian Motion'.M26</svg:desc>
                </draw:g>
              </table:table-cell>
              <table:table-cell office:value-type="float" office:value="0.272262926206355">
                <text:p>0.272262926206355</text:p>
              </table:table-cell>
              <table:table-cell office:value-type="float" office:value="1.55562043624459">
                <text:p>1.55562043624459</text:p>
              </table:table-cell>
              <table:table-cell office:value-type="float" office:value="-0.147282680418796">
                <text:p>-0.147282680418796</text:p>
              </table:table-cell>
              <table:table-cell office:value-type="float" office:value="-0.800309168917828">
                <text:p>-0.800309168917828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7:'Brownian Motion'.M27</svg:desc>
                </draw:g>
              </table:table-cell>
              <table:table-cell office:value-type="float" office:value="-0.00751542425731593">
                <text:p>-0.00751542425731593</text:p>
              </table:table-cell>
              <table:table-cell office:value-type="float" office:value="0.0289173654963963">
                <text:p>0.0289173654963963</text:p>
              </table:table-cell>
              <table:table-cell office:value-type="float" office:value="-0.434649680840999">
                <text:p>-0.434649680840999</text:p>
              </table:table-cell>
              <table:table-cell office:value-type="float" office:value="-1.4891109721551">
                <text:p>-1.489110972155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8:'Brownian Motion'.M28</svg:desc>
                </draw:g>
              </table:table-cell>
              <table:table-cell office:value-type="float" office:value="0.354171528679066">
                <text:p>0.354171528679066</text:p>
              </table:table-cell>
              <table:table-cell office:value-type="float" office:value="0.0464950656865374">
                <text:p>0.0464950656865374</text:p>
              </table:table-cell>
              <table:table-cell office:value-type="float" office:value="0.0680902865735153">
                <text:p>0.0680902865735153</text:p>
              </table:table-cell>
              <table:table-cell office:value-type="float" office:value="1.26599788801815">
                <text:p>1.2659978880181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9:'Brownian Motion'.M29</svg:desc>
                </draw:g>
              </table:table-cell>
              <table:table-cell office:value-type="float" office:value="0.61632674853484">
                <text:p>0.61632674853484</text:p>
              </table:table-cell>
              <table:table-cell office:value-type="float" office:value="-0.105855855540514">
                <text:p>-0.105855855540514</text:p>
              </table:table-cell>
              <table:table-cell office:value-type="float" office:value="0.44493574399165">
                <text:p>0.44493574399165</text:p>
              </table:table-cell>
              <table:table-cell office:value-type="float" office:value="-0.442008750472361">
                <text:p>-0.442008750472361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0:'Brownian Motion'.M30</svg:desc>
                </draw:g>
              </table:table-cell>
              <table:table-cell office:value-type="float" office:value="0.711881065020445">
                <text:p>0.711881065020445</text:p>
              </table:table-cell>
              <table:table-cell office:value-type="float" office:value="1.28960810330183">
                <text:p>1.28960810330183</text:p>
              </table:table-cell>
              <table:table-cell office:value-type="float" office:value="1.88189874666266">
                <text:p>1.88189874666266</text:p>
              </table:table-cell>
              <table:table-cell office:value-type="float" office:value="2.07107747929911">
                <text:p>2.0710774792991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1:'Brownian Motion'.M31</svg:desc>
                </draw:g>
              </table:table-cell>
              <table:table-cell office:value-type="float" office:value="-0.0760199439301522">
                <text:p>-0.0760199439301522</text:p>
              </table:table-cell>
              <table:table-cell office:value-type="float" office:value="-0.39868828978239">
                <text:p>-0.39868828978239</text:p>
              </table:table-cell>
              <table:table-cell office:value-type="float" office:value="-0.265040780137419">
                <text:p>-0.265040780137419</text:p>
              </table:table-cell>
              <table:table-cell office:value-type="float" office:value="0.90876251546302">
                <text:p>0.9087625154630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2:'Brownian Motion'.M32</svg:desc>
                </draw:g>
              </table:table-cell>
              <table:table-cell office:value-type="float" office:value="-1.64985954791054">
                <text:p>-1.64985954791054</text:p>
              </table:table-cell>
              <table:table-cell office:value-type="float" office:value="-1.44633016485724">
                <text:p>-1.44633016485724</text:p>
              </table:table-cell>
              <table:table-cell office:value-type="float" office:value="-0.673694968330873">
                <text:p>-0.673694968330873</text:p>
              </table:table-cell>
              <table:table-cell office:value-type="float" office:value="-1.59364186578903">
                <text:p>-1.59364186578903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3:'Brownian Motion'.M33</svg:desc>
                </draw:g>
              </table:table-cell>
              <table:table-cell office:value-type="float" office:value="1.00529177516085">
                <text:p>1.00529177516085</text:p>
              </table:table-cell>
              <table:table-cell office:value-type="float" office:value="0.313482667486115">
                <text:p>0.313482667486115</text:p>
              </table:table-cell>
              <table:table-cell office:value-type="float" office:value="0.384467377857639">
                <text:p>0.384467377857639</text:p>
              </table:table-cell>
              <table:table-cell office:value-type="float" office:value="0.354378197957919">
                <text:p>0.354378197957919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4:'Brownian Motion'.M34</svg:desc>
                </draw:g>
              </table:table-cell>
              <table:table-cell office:value-type="float" office:value="0.315552110689751">
                <text:p>0.315552110689751</text:p>
              </table:table-cell>
              <table:table-cell office:value-type="float" office:value="-0.395605240459651">
                <text:p>-0.395605240459651</text:p>
              </table:table-cell>
              <table:table-cell office:value-type="float" office:value="0.25482050240293">
                <text:p>0.25482050240293</text:p>
              </table:table-cell>
              <table:table-cell office:value-type="float" office:value="0.538819834344158">
                <text:p>0.538819834344158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5:'Brownian Motion'.M35</svg:desc>
                </draw:g>
              </table:table-cell>
              <table:table-cell office:value-type="float" office:value="-1.22288332378745">
                <text:p>-1.22288332378745</text:p>
              </table:table-cell>
              <table:table-cell office:value-type="float" office:value="-1.19446744218483">
                <text:p>-1.19446744218483</text:p>
              </table:table-cell>
              <table:table-cell office:value-type="float" office:value="-1.98497362747313">
                <text:p>-1.98497362747313</text:p>
              </table:table-cell>
              <table:table-cell office:value-type="float" office:value="-3.86237506529837">
                <text:p>-3.8623750652983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6:'Brownian Motion'.M36</svg:desc>
                </draw:g>
              </table:table-cell>
              <table:table-cell office:value-type="float" office:value="-0.948896473612107">
                <text:p>-0.948896473612107</text:p>
              </table:table-cell>
              <table:table-cell office:value-type="float" office:value="-0.206630368665809">
                <text:p>-0.206630368665809</text:p>
              </table:table-cell>
              <table:table-cell office:value-type="float" office:value="-0.144832502749834">
                <text:p>-0.144832502749834</text:p>
              </table:table-cell>
              <table:table-cell office:value-type="float" office:value="-0.350770431202885">
                <text:p>-0.35077043120288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7:'Brownian Motion'.M37</svg:desc>
                </draw:g>
              </table:table-cell>
              <table:table-cell office:value-type="float" office:value="0.266892283502111">
                <text:p>0.266892283502111</text:p>
              </table:table-cell>
              <table:table-cell office:value-type="float" office:value="0.166482634638733">
                <text:p>0.166482634638733</text:p>
              </table:table-cell>
              <table:table-cell office:value-type="float" office:value="0.758191846547591">
                <text:p>0.758191846547591</text:p>
              </table:table-cell>
              <table:table-cell office:value-type="float" office:value="-1.22736516516794">
                <text:p>-1.22736516516794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8:'Brownian Motion'.M38</svg:desc>
                </draw:g>
              </table:table-cell>
              <table:table-cell office:value-type="float" office:value="-0.53817769096777">
                <text:p>-0.53817769096777</text:p>
              </table:table-cell>
              <table:table-cell office:value-type="float" office:value="-0.0730140283464993">
                <text:p>-0.0730140283464993</text:p>
              </table:table-cell>
              <table:table-cell office:value-type="float" office:value="-0.16233661374586">
                <text:p>-0.16233661374586</text:p>
              </table:table-cell>
              <table:table-cell office:value-type="float" office:value="-0.395178906761641">
                <text:p>-0.395178906761641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9:'Brownian Motion'.M39</svg:desc>
                </draw:g>
              </table:table-cell>
              <table:table-cell office:value-type="float" office:value="-0.371403904098526">
                <text:p>-0.371403904098526</text:p>
              </table:table-cell>
              <table:table-cell office:value-type="float" office:value="0.530955360282347">
                <text:p>0.530955360282347</text:p>
              </table:table-cell>
              <table:table-cell office:value-type="float" office:value="1.53298332279452">
                <text:p>1.53298332279452</text:p>
              </table:table-cell>
              <table:table-cell office:value-type="float" office:value="2.57368084859521">
                <text:p>2.57368084859521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0:'Brownian Motion'.M40</svg:desc>
                </draw:g>
              </table:table-cell>
              <table:table-cell office:value-type="float" office:value="-0.279628588140301">
                <text:p>-0.279628588140301</text:p>
              </table:table-cell>
              <table:table-cell office:value-type="float" office:value="-0.206702672892435">
                <text:p>-0.206702672892435</text:p>
              </table:table-cell>
              <table:table-cell office:value-type="float" office:value="0.472165342446615">
                <text:p>0.472165342446615</text:p>
              </table:table-cell>
              <table:table-cell office:value-type="float" office:value="-0.847335330338167">
                <text:p>-0.84733533033816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1:'Brownian Motion'.M41</svg:desc>
                </draw:g>
              </table:table-cell>
              <table:table-cell office:value-type="float" office:value="-0.887589709792872">
                <text:p>-0.887589709792872</text:p>
              </table:table-cell>
              <table:table-cell office:value-type="float" office:value="-1.29161746638989">
                <text:p>-1.29161746638989</text:p>
              </table:table-cell>
              <table:table-cell office:value-type="float" office:value="-1.0636299431876">
                <text:p>-1.0636299431876</text:p>
              </table:table-cell>
              <table:table-cell office:value-type="float" office:value="-0.481860414051351">
                <text:p>-0.481860414051351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2:'Brownian Motion'.M42</svg:desc>
                </draw:g>
              </table:table-cell>
              <table:table-cell office:value-type="float" office:value="-1.30134282745394">
                <text:p>-1.30134282745394</text:p>
              </table:table-cell>
              <table:table-cell office:value-type="float" office:value="-1.64116177642608">
                <text:p>-1.64116177642608</text:p>
              </table:table-cell>
              <table:table-cell office:value-type="float" office:value="-1.37403443094109">
                <text:p>-1.37403443094109</text:p>
              </table:table-cell>
              <table:table-cell office:value-type="float" office:value="-1.71480526336558">
                <text:p>-1.71480526336558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3:'Brownian Motion'.M43</svg:desc>
                </draw:g>
              </table:table-cell>
              <table:table-cell office:value-type="float" office:value="0.551810575963576">
                <text:p>0.551810575963576</text:p>
              </table:table-cell>
              <table:table-cell office:value-type="float" office:value="0.121590501154727">
                <text:p>0.121590501154727</text:p>
              </table:table-cell>
              <table:table-cell office:value-type="float" office:value="-0.0601821804189146">
                <text:p>-0.0601821804189146</text:p>
              </table:table-cell>
              <table:table-cell office:value-type="float" office:value="0.562938370909745">
                <text:p>0.56293837090974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4:'Brownian Motion'.M44</svg:desc>
                </draw:g>
              </table:table-cell>
              <table:table-cell office:value-type="float" office:value="0.794358097758691">
                <text:p>0.794358097758691</text:p>
              </table:table-cell>
              <table:table-cell office:value-type="float" office:value="0.8496297679509">
                <text:p>0.8496297679509</text:p>
              </table:table-cell>
              <table:table-cell office:value-type="float" office:value="0.21999052439255">
                <text:p>0.21999052439255</text:p>
              </table:table-cell>
              <table:table-cell office:value-type="float" office:value="2.07875239412209">
                <text:p>2.0787523941220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5:'Brownian Motion'.M45</svg:desc>
                </draw:g>
              </table:table-cell>
              <table:table-cell office:value-type="float" office:value="-0.408220170610674">
                <text:p>-0.408220170610674</text:p>
              </table:table-cell>
              <table:table-cell office:value-type="float" office:value="-0.964090980429824">
                <text:p>-0.964090980429824</text:p>
              </table:table-cell>
              <table:table-cell office:value-type="float" office:value="-1.78536277260727">
                <text:p>-1.78536277260727</text:p>
              </table:table-cell>
              <table:table-cell office:value-type="float" office:value="-0.939339258558795">
                <text:p>-0.93933925855879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6:'Brownian Motion'.M46</svg:desc>
                </draw:g>
              </table:table-cell>
              <table:table-cell office:value-type="float" office:value="-0.0490126041159676">
                <text:p>-0.0490126041159676</text:p>
              </table:table-cell>
              <table:table-cell office:value-type="float" office:value="0.0823385119026444">
                <text:p>0.0823385119026444</text:p>
              </table:table-cell>
              <table:table-cell office:value-type="float" office:value="0.138293101394013">
                <text:p>0.138293101394013</text:p>
              </table:table-cell>
              <table:table-cell office:value-type="float" office:value="-0.816095815247213">
                <text:p>-0.816095815247213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7:'Brownian Motion'.M47</svg:desc>
                </draw:g>
              </table:table-cell>
              <table:table-cell office:value-type="float" office:value="0.172560264433492">
                <text:p>0.172560264433492</text:p>
              </table:table-cell>
              <table:table-cell office:value-type="float" office:value="1.92656116753195">
                <text:p>1.92656116753195</text:p>
              </table:table-cell>
              <table:table-cell office:value-type="float" office:value="2.41825290953009">
                <text:p>2.41825290953009</text:p>
              </table:table-cell>
              <table:table-cell office:value-type="float" office:value="3.14717583179234">
                <text:p>3.14717583179234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8:'Brownian Motion'.M48</svg:desc>
                </draw:g>
              </table:table-cell>
              <table:table-cell office:value-type="float" office:value="-1.11544252555245">
                <text:p>-1.11544252555245</text:p>
              </table:table-cell>
              <table:table-cell office:value-type="float" office:value="-2.02704404250423">
                <text:p>-2.02704404250423</text:p>
              </table:table-cell>
              <table:table-cell office:value-type="float" office:value="0.47322778468481">
                <text:p>0.47322778468481</text:p>
              </table:table-cell>
              <table:table-cell office:value-type="float" office:value="0.694935527439672">
                <text:p>0.694935527439672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9:'Brownian Motion'.M49</svg:desc>
                </draw:g>
              </table:table-cell>
              <table:table-cell office:value-type="float" office:value="-0.479114188930238">
                <text:p>-0.479114188930238</text:p>
              </table:table-cell>
              <table:table-cell office:value-type="float" office:value="-0.730792573177859">
                <text:p>-0.730792573177859</text:p>
              </table:table-cell>
              <table:table-cell office:value-type="float" office:value="-0.918258924549997">
                <text:p>-0.918258924549997</text:p>
              </table:table-cell>
              <table:table-cell office:value-type="float" office:value="-2.30092621592248">
                <text:p>-2.30092621592248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0:'Brownian Motion'.M50</svg:desc>
                </draw:g>
              </table:table-cell>
              <table:table-cell office:value-type="float" office:value="0.0958403408225397">
                <text:p>0.0958403408225397</text:p>
              </table:table-cell>
              <table:table-cell office:value-type="float" office:value="0.65899848562383">
                <text:p>0.65899848562383</text:p>
              </table:table-cell>
              <table:table-cell office:value-type="float" office:value="1.001786639521">
                <text:p>1.001786639521</text:p>
              </table:table-cell>
              <table:table-cell office:value-type="float" office:value="0.463117859813433">
                <text:p>0.463117859813433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1:'Brownian Motion'.M51</svg:desc>
                </draw:g>
              </table:table-cell>
              <table:table-cell office:value-type="float" office:value="0.121816615254161">
                <text:p>0.121816615254161</text:p>
              </table:table-cell>
              <table:table-cell office:value-type="float" office:value="-0.673477091047398">
                <text:p>-0.673477091047398</text:p>
              </table:table-cell>
              <table:table-cell office:value-type="float" office:value="-0.906571597964076">
                <text:p>-0.906571597964076</text:p>
              </table:table-cell>
              <table:table-cell office:value-type="float" office:value="0.279141222613845">
                <text:p>0.27914122261384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2:'Brownian Motion'.M52</svg:desc>
                </draw:g>
              </table:table-cell>
              <table:table-cell office:value-type="float" office:value="-1.43957434333257">
                <text:p>-1.43957434333257</text:p>
              </table:table-cell>
              <table:table-cell office:value-type="float" office:value="-2.18486146100263">
                <text:p>-2.18486146100263</text:p>
              </table:table-cell>
              <table:table-cell office:value-type="float" office:value="-2.04936555949023">
                <text:p>-2.04936555949023</text:p>
              </table:table-cell>
              <table:table-cell office:value-type="float" office:value="-1.07864852556583">
                <text:p>-1.07864852556583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3:'Brownian Motion'.M53</svg:desc>
                </draw:g>
              </table:table-cell>
              <table:table-cell office:value-type="float" office:value="-0.732596772826782">
                <text:p>-0.732596772826782</text:p>
              </table:table-cell>
              <table:table-cell office:value-type="float" office:value="-0.284357930106181">
                <text:p>-0.284357930106181</text:p>
              </table:table-cell>
              <table:table-cell office:value-type="float" office:value="-0.963125364971025">
                <text:p>-0.963125364971025</text:p>
              </table:table-cell>
              <table:table-cell office:value-type="float" office:value="-0.580709105395147">
                <text:p>-0.58070910539514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4:'Brownian Motion'.M54</svg:desc>
                </draw:g>
              </table:table-cell>
              <table:table-cell office:value-type="float" office:value="1.40548641615929">
                <text:p>1.40548641615929</text:p>
              </table:table-cell>
              <table:table-cell office:value-type="float" office:value="0.711955795130503">
                <text:p>0.711955795130503</text:p>
              </table:table-cell>
              <table:table-cell office:value-type="float" office:value="0.519949111690217">
                <text:p>0.519949111690217</text:p>
              </table:table-cell>
              <table:table-cell office:value-type="float" office:value="0.0473767994174888">
                <text:p>0.0473767994174888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5:'Brownian Motion'.M55</svg:desc>
                </draw:g>
              </table:table-cell>
              <table:table-cell office:value-type="float" office:value="0.242060305916346">
                <text:p>0.242060305916346</text:p>
              </table:table-cell>
              <table:table-cell office:value-type="float" office:value="1.2841336726022">
                <text:p>1.2841336726022</text:p>
              </table:table-cell>
              <table:table-cell office:value-type="float" office:value="1.63590760005573">
                <text:p>1.63590760005573</text:p>
              </table:table-cell>
              <table:table-cell office:value-type="float" office:value="1.29175448432198">
                <text:p>1.29175448432198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6:'Brownian Motion'.M56</svg:desc>
                </draw:g>
              </table:table-cell>
              <table:table-cell office:value-type="float" office:value="0.218846426499964">
                <text:p>0.218846426499964</text:p>
              </table:table-cell>
              <table:table-cell office:value-type="float" office:value="-0.847065880349653">
                <text:p>-0.847065880349653</text:p>
              </table:table-cell>
              <table:table-cell office:value-type="float" office:value="-1.21815966127345">
                <text:p>-1.21815966127345</text:p>
              </table:table-cell>
              <table:table-cell office:value-type="float" office:value="-1.59002823180664">
                <text:p>-1.59002823180664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7:'Brownian Motion'.M57</svg:desc>
                </draw:g>
              </table:table-cell>
              <table:table-cell office:value-type="float" office:value="0.372614656177344">
                <text:p>0.372614656177344</text:p>
              </table:table-cell>
              <table:table-cell office:value-type="float" office:value="0.608403381730467">
                <text:p>0.608403381730467</text:p>
              </table:table-cell>
              <table:table-cell office:value-type="float" office:value="2.49496255587506">
                <text:p>2.49496255587506</text:p>
              </table:table-cell>
              <table:table-cell office:value-type="float" office:value="1.93908961975537">
                <text:p>1.93908961975537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8:'Brownian Motion'.M58</svg:desc>
                </draw:g>
              </table:table-cell>
              <table:table-cell office:value-type="float" office:value="0.0365886296452531">
                <text:p>0.0365886296452531</text:p>
              </table:table-cell>
              <table:table-cell office:value-type="float" office:value="1.33190212991627">
                <text:p>1.33190212991627</text:p>
              </table:table-cell>
              <table:table-cell office:value-type="float" office:value="0.324007756918002">
                <text:p>0.324007756918002</text:p>
              </table:table-cell>
              <table:table-cell office:value-type="float" office:value="-0.101909830087809">
                <text:p>-0.101909830087809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9:'Brownian Motion'.M59</svg:desc>
                </draw:g>
              </table:table-cell>
              <table:table-cell office:value-type="float" office:value="0.378546770293383">
                <text:p>0.378546770293383</text:p>
              </table:table-cell>
              <table:table-cell office:value-type="float" office:value="0.017688271039857">
                <text:p>0.017688271039857</text:p>
              </table:table-cell>
              <table:table-cell office:value-type="float" office:value="0.487400826116265">
                <text:p>0.487400826116265</text:p>
              </table:table-cell>
              <table:table-cell office:value-type="float" office:value="0.0345928403905716">
                <text:p>0.0345928403905716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0:'Brownian Motion'.M60</svg:desc>
                </draw:g>
              </table:table-cell>
              <table:table-cell office:value-type="float" office:value="0.0842639707420907">
                <text:p>0.0842639707420907</text:p>
              </table:table-cell>
              <table:table-cell office:value-type="float" office:value="-0.0139155615870686">
                <text:p>-0.0139155615870686</text:p>
              </table:table-cell>
              <table:table-cell office:value-type="float" office:value="-0.210451765666184">
                <text:p>-0.210451765666184</text:p>
              </table:table-cell>
              <table:table-cell office:value-type="float" office:value="1.04751176992185">
                <text:p>1.04751176992185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1:'Brownian Motion'.M61</svg:desc>
                </draw:g>
              </table:table-cell>
              <table:table-cell office:value-type="float" office:value="0.339964586179229">
                <text:p>0.339964586179229</text:p>
              </table:table-cell>
              <table:table-cell office:value-type="float" office:value="0.641473881374915">
                <text:p>0.641473881374915</text:p>
              </table:table-cell>
              <table:table-cell office:value-type="float" office:value="0.42416208366388">
                <text:p>0.42416208366388</text:p>
              </table:table-cell>
              <table:table-cell office:value-type="float" office:value="0.220405700114007">
                <text:p>0.220405700114007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2:'Brownian Motion'.M62</svg:desc>
                </draw:g>
              </table:table-cell>
              <table:table-cell office:value-type="float" office:value="0.398623220584382">
                <text:p>0.398623220584382</text:p>
              </table:table-cell>
              <table:table-cell office:value-type="float" office:value="0.651742208358827">
                <text:p>0.651742208358827</text:p>
              </table:table-cell>
              <table:table-cell office:value-type="float" office:value="-1.33238730072499">
                <text:p>-1.33238730072499</text:p>
              </table:table-cell>
              <table:table-cell office:value-type="float" office:value="-0.161147963327944">
                <text:p>-0.161147963327944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3:'Brownian Motion'.M63</svg:desc>
                </draw:g>
              </table:table-cell>
              <table:table-cell office:value-type="float" office:value="-0.858764622817359">
                <text:p>-0.858764622817359</text:p>
              </table:table-cell>
              <table:table-cell office:value-type="float" office:value="-0.2080751152961">
                <text:p>-0.2080751152961</text:p>
              </table:table-cell>
              <table:table-cell office:value-type="float" office:value="0.0821197921418973">
                <text:p>0.0821197921418973</text:p>
              </table:table-cell>
              <table:table-cell office:value-type="float" office:value="-0.0246782888146215">
                <text:p>-0.0246782888146215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4:'Brownian Motion'.M64</svg:desc>
                </draw:g>
              </table:table-cell>
              <table:table-cell office:value-type="float" office:value="0.567677192755019">
                <text:p>0.567677192755019</text:p>
              </table:table-cell>
              <table:table-cell office:value-type="float" office:value="1.25814846700741">
                <text:p>1.25814846700741</text:p>
              </table:table-cell>
              <table:table-cell office:value-type="float" office:value="1.16648624512052">
                <text:p>1.16648624512052</text:p>
              </table:table-cell>
              <table:table-cell office:value-type="float" office:value="0.991178251945552">
                <text:p>0.991178251945552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5:'Brownian Motion'.M65</svg:desc>
                </draw:g>
              </table:table-cell>
              <table:table-cell office:value-type="float" office:value="-0.326240377483706">
                <text:p>-0.326240377483706</text:p>
              </table:table-cell>
              <table:table-cell office:value-type="float" office:value="-0.876146873011355">
                <text:p>-0.876146873011355</text:p>
              </table:table-cell>
              <table:table-cell office:value-type="float" office:value="-0.774970508945086">
                <text:p>-0.774970508945086</text:p>
              </table:table-cell>
              <table:table-cell office:value-type="float" office:value="-0.763618599178235">
                <text:p>-0.763618599178235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6:'Brownian Motion'.M66</svg:desc>
                </draw:g>
              </table:table-cell>
              <table:table-cell office:value-type="float" office:value="-0.473745782236131">
                <text:p>-0.473745782236131</text:p>
              </table:table-cell>
              <table:table-cell office:value-type="float" office:value="-1.49502253118389">
                <text:p>-1.49502253118389</text:p>
              </table:table-cell>
              <table:table-cell office:value-type="float" office:value="-1.39162110991015">
                <text:p>-1.39162110991015</text:p>
              </table:table-cell>
              <table:table-cell office:value-type="float" office:value="-1.39795045340803">
                <text:p>-1.39795045340803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7:'Brownian Motion'.M67</svg:desc>
                </draw:g>
              </table:table-cell>
              <table:table-cell office:value-type="float" office:value="-0.528773477212869">
                <text:p>-0.528773477212869</text:p>
              </table:table-cell>
              <table:table-cell office:value-type="float" office:value="0.0424608202419942">
                <text:p>0.0424608202419942</text:p>
              </table:table-cell>
              <table:table-cell office:value-type="float" office:value="1.07744714900185">
                <text:p>1.07744714900185</text:p>
              </table:table-cell>
              <table:table-cell office:value-type="float" office:value="1.58718642675572">
                <text:p>1.58718642675572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8:'Brownian Motion'.M68</svg:desc>
                </draw:g>
              </table:table-cell>
              <table:table-cell office:value-type="float" office:value="0.160237871752335">
                <text:p>0.160237871752335</text:p>
              </table:table-cell>
              <table:table-cell office:value-type="float" office:value="0.374463122912307">
                <text:p>0.374463122912307</text:p>
              </table:table-cell>
              <table:table-cell office:value-type="float" office:value="0.69926519653224">
                <text:p>0.69926519653224</text:p>
              </table:table-cell>
              <table:table-cell office:value-type="float" office:value="0.181491726367464">
                <text:p>0.181491726367464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9:'Brownian Motion'.M69</svg:desc>
                </draw:g>
              </table:table-cell>
              <table:table-cell office:value-type="float" office:value="-1.1597223007375">
                <text:p>-1.1597223007375</text:p>
              </table:table-cell>
              <table:table-cell office:value-type="float" office:value="-1.79960001357551">
                <text:p>-1.79960001357551</text:p>
              </table:table-cell>
              <table:table-cell office:value-type="float" office:value="-1.39999047613014">
                <text:p>-1.39999047613014</text:p>
              </table:table-cell>
              <table:table-cell office:value-type="float" office:value="-2.32400498977241">
                <text:p>-2.32400498977241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0:'Brownian Motion'.M70</svg:desc>
                </draw:g>
              </table:table-cell>
              <table:table-cell office:value-type="float" office:value="0.43513600607508">
                <text:p>0.43513600607508</text:p>
              </table:table-cell>
              <table:table-cell office:value-type="float" office:value="0.871693762030962">
                <text:p>0.871693762030962</text:p>
              </table:table-cell>
              <table:table-cell office:value-type="float" office:value="0.494722120566672">
                <text:p>0.494722120566672</text:p>
              </table:table-cell>
              <table:table-cell office:value-type="float" office:value="0.62939801806266">
                <text:p>0.62939801806266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1:'Brownian Motion'.M71</svg:desc>
                </draw:g>
              </table:table-cell>
              <table:table-cell office:value-type="float" office:value="-0.204322050657906">
                <text:p>-0.204322050657906</text:p>
              </table:table-cell>
              <table:table-cell office:value-type="float" office:value="-0.33716689940055">
                <text:p>-0.33716689940055</text:p>
              </table:table-cell>
              <table:table-cell office:value-type="float" office:value="-0.495129729604105">
                <text:p>-0.495129729604105</text:p>
              </table:table-cell>
              <table:table-cell office:value-type="float" office:value="-0.51959824191977">
                <text:p>-0.51959824191977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2:'Brownian Motion'.M72</svg:desc>
                </draw:g>
              </table:table-cell>
              <table:table-cell office:value-type="float" office:value="-0.100039571497719">
                <text:p>-0.100039571497719</text:p>
              </table:table-cell>
              <table:table-cell office:value-type="float" office:value="-1.24670236802311">
                <text:p>-1.24670236802311</text:p>
              </table:table-cell>
              <table:table-cell office:value-type="float" office:value="-1.12782431832353">
                <text:p>-1.12782431832353</text:p>
              </table:table-cell>
              <table:table-cell office:value-type="float" office:value="-0.953472510944152">
                <text:p>-0.953472510944152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3:'Brownian Motion'.M73</svg:desc>
                </draw:g>
              </table:table-cell>
              <table:table-cell office:value-type="float" office:value="-0.402236043236819">
                <text:p>-0.402236043236819</text:p>
              </table:table-cell>
              <table:table-cell office:value-type="float" office:value="0.278924047682591">
                <text:p>0.278924047682591</text:p>
              </table:table-cell>
              <table:table-cell office:value-type="float" office:value="0.926760390195967">
                <text:p>0.926760390195967</text:p>
              </table:table-cell>
              <table:table-cell office:value-type="float" office:value="1.24984751388366">
                <text:p>1.24984751388366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4:'Brownian Motion'.M74</svg:desc>
                </draw:g>
              </table:table-cell>
              <table:table-cell office:value-type="float" office:value="-0.153944833950084">
                <text:p>-0.153944833950084</text:p>
              </table:table-cell>
              <table:table-cell office:value-type="float" office:value="0.179463237107799">
                <text:p>0.179463237107799</text:p>
              </table:table-cell>
              <table:table-cell office:value-type="float" office:value="0.903006037293978">
                <text:p>0.903006037293978</text:p>
              </table:table-cell>
              <table:table-cell office:value-type="float" office:value="0.735276162053214">
                <text:p>0.735276162053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